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2007" style:family="table-column">
      <style:table-column-properties fo:break-before="auto" style:column-width="0.6666666666666666in"/>
    </style:style>
    <style:style style:name="_row-2007" style:family="table-row">
      <style:table-row-properties style:row-height="0.17708333333333331in" fo:break-before="auto"/>
    </style:style>
    <style:style style:name="1col-2007" style:family="table-column">
      <style:table-column-properties fo:break-before="auto" style:column-width="1.0729166666666665in"/>
    </style:style>
    <style:style style:name="6col-2007" style:family="table-column">
      <style:table-column-properties fo:break-before="auto" style:column-width="1.3125in"/>
    </style:style>
    <style:style style:name="7col-2007" style:family="table-column">
      <style:table-column-properties fo:break-before="auto" style:column-width="1.4270833333333333in"/>
    </style:style>
    <style:style style:name="8col-2007" style:family="table-column">
      <style:table-column-properties fo:break-before="auto" style:column-width="1.9375in"/>
    </style:style>
    <style:style style:name="9col-2007" style:family="table-column">
      <style:table-column-properties fo:break-before="auto" style:column-width="0.7916666666666666in"/>
    </style:style>
    <style:style style:name="1row-2007" style:family="table-row">
      <style:table-row-properties style:row-height="0.22916666666666666in" fo:break-before="auto"/>
    </style:style>
    <style:style style:name="2row-2007" style:family="table-row">
      <style:table-row-properties style:row-height="0.29166666666666663in" fo:break-before="auto"/>
    </style:style>
    <style:style style:name="3row-2007" style:family="table-row">
      <style:table-row-properties style:row-height="0.16666666666666666in" fo:break-before="auto"/>
    </style:style>
    <style:style style:name="11row-2007" style:family="table-row">
      <style:table-row-properties style:row-height="0.1875in" fo:break-before="auto"/>
    </style:style>
    <number:number-style style:name="N1,1cel-2007" style:volatile="true">
      <number:number number:min-integer-digits="1" number:decimal-places="0"/>
    </number:number-style>
    <style:style style:name="1,1cel-2007" style:family="table-cell" style:parent-style-name="Default" style:data-style-name="N1,1cel-2007">
      <style:table-cell-properties fo:wrap-option="no-wrap" style:vertical-align="automatic" fo:background-color="transparent"/>
      <style:text-properties style:font-name="Sans" fo:font-size="14pt" fo:color="#000000" fo:font-weight="bold"/>
    </style:style>
    <number:number-style style:name="N1,2cel-2007" style:volatile="true">
      <number:number number:min-integer-digits="1" number:decimal-places="0"/>
    </number:number-style>
    <style:style style:name="1,2cel-2007" style:family="table-cell" style:parent-style-name="Default" style:data-style-name="N1,2cel-2007">
      <style:table-cell-properties fo:wrap-option="no-wrap" style:vertical-align="automatic" fo:background-color="transparent"/>
      <style:text-properties style:font-name="Sans" fo:font-size="14pt" fo:color="#000000"/>
    </style:style>
    <number:number-style style:name="N1,5cel-2007" style:volatile="true">
      <number:number number:min-integer-digits="1" number:decimal-places="0"/>
    </number:number-style>
    <style:style style:name="1,5cel-2007" style:family="table-cell" style:parent-style-name="Default" style:data-style-name="N1,5cel-2007">
      <style:table-cell-properties fo:wrap-option="no-wrap" style:vertical-align="automatic" fo:background-color="transparent"/>
      <style:text-properties style:font-name="Sans" fo:color="#c0c0c0"/>
    </style:style>
    <number:currency-style style:name="N1,6cel-2007" style:volatile="true">
      <number:currency-symbol>£</number:currency-symbol>
      <number:number number:min-integer-digits="1" number:decimal-places="2" number:grouping="true"/>
    </number:currency-style>
    <style:style style:name="1,6cel-2007" style:family="table-cell" style:parent-style-name="Default" style:data-style-name="N1,6cel-2007">
      <style:table-cell-properties fo:wrap-option="no-wrap" style:vertical-align="automatic" fo:background-color="transparent"/>
      <style:text-properties style:font-name="Sans" fo:color="#000000"/>
    </style:style>
    <number:number-style style:name="N1,7cel-2007" style:volatile="true">
      <number:number number:min-integer-digits="1" number:decimal-places="2" number:grouping="true"/>
      <number:text> €</number:text>
    </number:number-style>
    <style:style style:name="1,7cel-2007" style:family="table-cell" style:parent-style-name="Default" style:data-style-name="N1,7cel-2007">
      <style:table-cell-properties fo:wrap-option="no-wrap" style:vertical-align="automatic" fo:background-color="transparent"/>
      <style:text-properties style:font-name="Sans" fo:color="#4c4c4c"/>
    </style:style>
    <number:currency-style style:name="N1,8cel-2007" style:volatile="true">
      <number:currency-symbol>$</number:currency-symbol>
      <number:number number:min-integer-digits="1" number:decimal-places="2" number:grouping="true"/>
    </number:currency-style>
    <style:style style:name="1,8cel-2007" style:family="table-cell" style:parent-style-name="Default" style:data-style-name="N1,8cel-2007">
      <style:table-cell-properties fo:wrap-option="no-wrap" style:vertical-align="automatic" fo:background-color="transparent"/>
      <style:paragraph-properties fo:text-align="end"/>
      <style:text-properties style:font-name="Sans" fo:font-size="14pt" fo:color="#4c4c4c" fo:font-weight="bold"/>
    </style:style>
    <number:number-style style:name="N1,9cel-2007" style:volatile="true">
      <number:number number:min-integer-digits="1" number:decimal-places="2"/>
    </number:number-style>
    <style:style style:name="1,9cel-2007" style:family="table-cell" style:parent-style-name="Default" style:data-style-name="N1,9cel-2007">
      <style:text-properties style:font-name="Sans" fo:color="#000000"/>
    </style:style>
    <number:number-style style:name="N3,1cel-2007" style:volatile="true">
      <number:number number:min-integer-digits="1" number:decimal-places="0"/>
    </number:number-style>
    <style:style style:name="3,1cel-2007" style:family="table-cell" style:parent-style-name="Default" style:data-style-name="N3,1cel-2007">
      <style:table-cell-properties fo:wrap-option="no-wrap" style:vertical-align="automatic" fo:background-color="transparent"/>
      <style:text-properties style:font-name="Sans" fo:color="#000000"/>
    </style:style>
    <number:currency-style style:name="N3,8cel-2007" style:volatile="true">
      <number:currency-symbol>$</number:currency-symbol>
      <number:number number:min-integer-digits="1" number:decimal-places="2" number:grouping="true"/>
    </number:currency-style>
    <style:style style:name="3,8cel-2007" style:family="table-cell" style:parent-style-name="Default" style:data-style-name="N3,8cel-2007">
      <style:table-cell-properties fo:wrap-option="no-wrap" style:vertical-align="automatic" fo:background-color="transparent"/>
      <style:text-properties style:font-name="Sans" fo:color="#4c4c4c"/>
    </style:style>
    <number:currency-style style:name="N4,6cel-2007" style:volatile="true">
      <number:currency-symbol>£</number:currency-symbol>
      <number:number number:min-integer-digits="1" number:decimal-places="2" number:grouping="true"/>
    </number:currency-style>
    <style:style style:name="4,6cel-2007" style:family="table-cell" style:parent-style-name="Default" style:data-style-name="N4,6cel-2007">
      <style:table-cell-properties fo:wrap-option="no-wrap" style:vertical-align="automatic" fo:background-color="transparent"/>
      <style:text-properties style:font-name="Sans" fo:color="#000000" fo:font-weight="bold"/>
    </style:style>
    <number:number-style style:name="N4,7cel-2007" style:volatile="true">
      <number:number number:min-integer-digits="1" number:decimal-places="2" number:grouping="true"/>
      <number:text> €</number:text>
    </number:number-style>
    <style:style style:name="4,7cel-2007" style:family="table-cell" style:parent-style-name="Default" style:data-style-name="N4,7cel-2007">
      <style:table-cell-properties fo:wrap-option="no-wrap" style:vertical-align="automatic" fo:background-color="transparent"/>
      <style:text-properties style:font-name="Sans" fo:color="#4c4c4c" fo:font-weight="bold"/>
    </style:style>
    <number:currency-style style:name="N4,8cel-2007" style:volatile="true">
      <number:currency-symbol>$</number:currency-symbol>
      <number:number number:min-integer-digits="1" number:decimal-places="2" number:grouping="true"/>
    </number:currency-style>
    <style:style style:name="4,8cel-2007" style:family="table-cell" style:parent-style-name="Default" style:data-style-name="N4,8cel-2007">
      <style:table-cell-properties fo:wrap-option="no-wrap" style:vertical-align="automatic" fo:background-color="transparent"/>
      <style:text-properties style:font-name="Sans" fo:color="#4c4c4c" fo:font-weight="bold"/>
    </style:style>
    <number:number-style style:name="N5,1cel-2007" style:volatile="true">
      <number:number number:min-integer-digits="1" number:decimal-places="0"/>
    </number:number-style>
    <style:style style:name="5,1cel-2007" style:family="table-cell" style:parent-style-name="Default" style:data-style-name="N5,1cel-2007">
      <style:table-cell-properties fo:wrap-option="no-wrap" style:vertical-align="automatic" fo:background-color="#99ccff"/>
      <style:text-properties style:font-name="Sans" fo:color="#000000" fo:font-weight="bold"/>
    </style:style>
    <number:number-style style:name="N5,2cel-2007" style:volatile="true">
      <number:number number:min-integer-digits="1" number:decimal-places="0"/>
    </number:number-style>
    <style:style style:name="5,2cel-2007" style:family="table-cell" style:parent-style-name="Default" style:data-style-name="N5,2cel-2007">
      <style:table-cell-properties fo:wrap-option="no-wrap" style:vertical-align="automatic" fo:background-color="#99ccff"/>
      <style:text-properties style:font-name="Sans" fo:color="#000000"/>
    </style:style>
    <number:number-style style:name="N5,5cel-2007" style:volatile="true">
      <number:number number:min-integer-digits="1" number:decimal-places="0"/>
    </number:number-style>
    <style:style style:name="5,5cel-2007" style:family="table-cell" style:parent-style-name="Default" style:data-style-name="N5,5cel-2007">
      <style:table-cell-properties fo:wrap-option="no-wrap" style:vertical-align="automatic" fo:background-color="#99ccff"/>
      <style:text-properties style:font-name="Sans" fo:color="#c0c0c0"/>
    </style:style>
    <number:currency-style style:name="N5,6cel-2007" style:volatile="true">
      <number:currency-symbol>£</number:currency-symbol>
      <number:number number:min-integer-digits="1" number:decimal-places="2" number:grouping="true"/>
    </number:currency-style>
    <style:style style:name="5,6cel-2007" style:family="table-cell" style:parent-style-name="Default" style:data-style-name="N5,6cel-2007">
      <style:table-cell-properties fo:wrap-option="no-wrap" style:vertical-align="automatic" fo:background-color="#99ccff"/>
      <style:text-properties style:font-name="Sans" fo:color="#000000" fo:font-weight="bold"/>
    </style:style>
    <number:number-style style:name="N5,7cel-2007" style:volatile="true">
      <number:number number:min-integer-digits="1" number:decimal-places="2" number:grouping="true"/>
      <number:text> €</number:text>
    </number:number-style>
    <style:style style:name="5,7cel-2007" style:family="table-cell" style:parent-style-name="Default" style:data-style-name="N5,7cel-2007">
      <style:table-cell-properties fo:wrap-option="no-wrap" style:vertical-align="automatic" fo:background-color="#99ccff"/>
      <style:text-properties style:font-name="Sans" fo:color="#4c4c4c" fo:font-weight="bold"/>
    </style:style>
    <number:currency-style style:name="N5,8cel-2007" style:volatile="true">
      <number:currency-symbol>$</number:currency-symbol>
      <number:number number:min-integer-digits="1" number:decimal-places="2" number:grouping="true"/>
    </number:currency-style>
    <style:style style:name="5,8cel-2007" style:family="table-cell" style:parent-style-name="Default" style:data-style-name="N5,8cel-2007">
      <style:table-cell-properties fo:wrap-option="no-wrap" style:vertical-align="automatic" fo:background-color="#99ccff"/>
      <style:text-properties style:font-name="Sans" fo:color="#4c4c4c" fo:font-weight="bold"/>
    </style:style>
    <number:number-style style:name="N7,1cel-2007" style:volatile="true">
      <number:number number:min-integer-digits="1" number:decimal-places="0"/>
    </number:number-style>
    <style:style style:name="7,1cel-2007" style:family="table-cell" style:parent-style-name="Default" style:data-style-name="N7,1cel-2007">
      <style:table-cell-properties fo:wrap-option="no-wrap" style:vertical-align="automatic" fo:background-color="transparent"/>
      <style:text-properties style:font-name="Sans" fo:color="#000000" fo:font-weight="bold"/>
    </style:style>
    <number:number-style style:name="N7,5cel-2007" style:volatile="true">
      <number:number number:min-integer-digits="1" number:decimal-places="0"/>
    </number:number-style>
    <style:style style:name="7,5cel-2007" style:family="table-cell" style:parent-style-name="Default" style:data-style-name="N7,5cel-2007">
      <style:table-cell-properties fo:wrap-option="no-wrap" style:vertical-align="automatic" fo:background-color="transparent"/>
      <style:text-properties style:font-name="Sans" fo:color="#c0c0c0" fo:font-weight="bold"/>
    </style:style>
    <number:number-style style:name="N8,7cel-2007" style:volatile="true">
      <number:number number:min-integer-digits="1" number:decimal-places="2" number:grouping="true"/>
      <number:text> €</number:text>
    </number:number-style>
    <style:style style:name="8,7cel-2007" style:family="table-cell" style:parent-style-name="Default" style:data-style-name="N8,7cel-2007">
      <style:table-cell-properties fo:wrap-option="no-wrap" style:vertical-align="automatic" fo:background-color="transparent"/>
      <style:text-properties style:font-name="Sans"/>
    </style:style>
    <number:currency-style style:name="N8,8cel-2007" style:volatile="true">
      <number:currency-symbol>$</number:currency-symbol>
      <number:number number:min-integer-digits="1" number:decimal-places="2" number:grouping="true"/>
    </number:currency-style>
    <style:style style:name="8,8cel-2007" style:family="table-cell" style:parent-style-name="Default" style:data-style-name="N8,8cel-2007">
      <style:table-cell-properties fo:wrap-option="no-wrap" style:vertical-align="automatic" fo:background-color="transparent"/>
      <style:text-properties style:font-name="Sans"/>
    </style:style>
    <number:number-style style:name="N9,1cel-2007" style:volatile="true">
      <number:number number:min-integer-digits="1" number:decimal-places="0"/>
    </number:number-style>
    <style:style style:name="9,1cel-2007" style:family="table-cell" style:parent-style-name="Default" style:data-style-name="N9,1cel-2007">
      <style:table-cell-properties fo:wrap-option="no-wrap" style:vertical-align="automatic" fo:background-color="transparent"/>
      <style:text-properties style:font-name="Sans" fo:color="#000000" fo:font-style="italic"/>
    </style:style>
    <number:number-style style:name="N9,7cel-2007" style:volatile="true">
      <number:number number:min-integer-digits="1" number:decimal-places="2" number:grouping="true"/>
      <number:text> €</number:text>
    </number:number-style>
    <style:style style:name="9,7cel-2007" style:family="table-cell" style:parent-style-name="Default" style:data-style-name="N9,7cel-2007">
      <style:table-cell-properties fo:wrap-option="no-wrap" style:vertical-align="automatic" fo:background-color="transparent"/>
      <style:text-properties style:font-name="Sans" fo:color="#c0c0c0" fo:font-style="italic"/>
    </style:style>
    <number:currency-style style:name="N9,8cel-2007" style:volatile="true">
      <number:currency-symbol>$</number:currency-symbol>
      <number:number number:min-integer-digits="1" number:decimal-places="2" number:grouping="true"/>
    </number:currency-style>
    <style:style style:name="9,8cel-2007" style:family="table-cell" style:parent-style-name="Default" style:data-style-name="N9,8cel-2007">
      <style:table-cell-properties fo:wrap-option="no-wrap" style:vertical-align="automatic" fo:background-color="transparent"/>
      <style:text-properties style:font-name="Sans" fo:color="#c0c0c0" fo:font-style="italic"/>
    </style:style>
    <number:number-style style:name="N20,7cel-2007" style:volatile="true">
      <number:number number:min-integer-digits="1" number:decimal-places="2" number:grouping="true"/>
      <number:text> €</number:text>
    </number:number-style>
    <style:style style:name="20,7cel-2007" style:family="table-cell" style:parent-style-name="Default" style:data-style-name="N20,7cel-2007">
      <style:table-cell-properties fo:wrap-option="no-wrap" style:vertical-align="automatic" fo:background-color="transparent"/>
      <style:text-properties style:font-name="Sans" fo:color="#000000"/>
    </style:style>
    <number:number-style style:name="N22,7cel-2007" style:volatile="true">
      <number:number number:min-integer-digits="1" number:decimal-places="2" number:grouping="true"/>
      <number:text> €</number:text>
    </number:number-style>
    <style:style style:name="22,7cel-2007" style:family="table-cell" style:parent-style-name="Default" style:data-style-name="N22,7cel-2007">
      <style:table-cell-properties fo:wrap-option="no-wrap" style:vertical-align="automatic" fo:background-color="transparent"/>
      <style:text-properties style:font-name="Sans" fo:color="#c0c0c0"/>
    </style:style>
    <number:currency-style style:name="N22,8cel-2007" style:volatile="true">
      <number:currency-symbol>$</number:currency-symbol>
      <number:number number:min-integer-digits="1" number:decimal-places="2" number:grouping="true"/>
    </number:currency-style>
    <style:style style:name="22,8cel-2007" style:family="table-cell" style:parent-style-name="Default" style:data-style-name="N22,8cel-2007">
      <style:table-cell-properties fo:wrap-option="no-wrap" style:vertical-align="automatic" fo:background-color="transparent"/>
      <style:text-properties style:font-name="Sans" fo:color="#c0c0c0"/>
    </style:style>
    <number:currency-style style:name="N23,8cel-2007" style:volatile="true">
      <number:currency-symbol>$</number:currency-symbol>
      <number:number number:min-integer-digits="1" number:decimal-places="2" number:grouping="true"/>
    </number:currency-style>
    <style:style style:name="23,8cel-2007" style:family="table-cell" style:parent-style-name="Default" style:data-style-name="N23,8cel-2007">
      <style:table-cell-properties fo:wrap-option="no-wrap" style:vertical-align="automatic" fo:background-color="transparent"/>
      <style:text-properties style:font-name="Sans" fo:color="#000000"/>
    </style:style>
    <number:number-style style:name="N26,7cel-2007" style:volatile="true">
      <number:number number:min-integer-digits="1" number:decimal-places="2" number:grouping="true"/>
      <number:text> €</number:text>
    </number:number-style>
    <style:style style:name="26,7cel-2007" style:family="table-cell" style:parent-style-name="Default" style:data-style-name="N26,7cel-2007">
      <style:table-cell-properties fo:wrap-option="no-wrap" style:vertical-align="automatic" fo:background-color="transparent"/>
      <style:text-properties style:font-name="Sans" fo:color="#c0c0c0" fo:font-weight="bold" fo:font-style="italic"/>
    </style:style>
    <number:currency-style style:name="N26,8cel-2007" style:volatile="true">
      <number:currency-symbol>$</number:currency-symbol>
      <number:number number:min-integer-digits="1" number:decimal-places="2" number:grouping="true"/>
    </number:currency-style>
    <style:style style:name="26,8cel-2007" style:family="table-cell" style:parent-style-name="Default" style:data-style-name="N26,8cel-2007">
      <style:table-cell-properties fo:wrap-option="no-wrap" style:vertical-align="automatic" fo:background-color="transparent"/>
      <style:text-properties style:font-name="Sans" fo:color="#c0c0c0" fo:font-weight="bold" fo:font-style="italic"/>
    </style:style>
    <number:number-style style:name="N29,7cel-2007" style:volatile="true">
      <number:number number:min-integer-digits="1" number:decimal-places="2" number:grouping="true"/>
      <number:text> €</number:text>
    </number:number-style>
    <style:style style:name="29,7cel-2007" style:family="table-cell" style:parent-style-name="Default" style:data-style-name="N29,7cel-2007">
      <style:table-cell-properties fo:wrap-option="no-wrap" style:vertical-align="automatic" fo:background-color="#99ccff"/>
      <style:text-properties style:font-name="Sans" fo:color="#000000" fo:font-weight="bold"/>
    </style:style>
    <number:currency-style style:name="N29,8cel-2007" style:volatile="true">
      <number:currency-symbol>$</number:currency-symbol>
      <number:number number:min-integer-digits="1" number:decimal-places="2" number:grouping="true"/>
    </number:currency-style>
    <style:style style:name="29,8cel-2007" style:family="table-cell" style:parent-style-name="Default" style:data-style-name="N29,8cel-2007">
      <style:table-cell-properties fo:wrap-option="no-wrap" style:vertical-align="automatic" fo:background-color="#99ccff"/>
      <style:text-properties style:font-name="Sans" fo:color="#000000" fo:font-weight="bold"/>
    </style:style>
    <number:number-style style:name="N31,7cel-2007" style:volatile="true">
      <number:number number:min-integer-digits="1" number:decimal-places="2" number:grouping="true"/>
      <number:text> €</number:text>
    </number:number-style>
    <style:style style:name="31,7cel-2007" style:family="table-cell" style:parent-style-name="Default" style:data-style-name="N31,7cel-2007">
      <style:table-cell-properties fo:wrap-option="no-wrap" style:vertical-align="automatic" fo:background-color="transparent"/>
      <style:text-properties style:font-name="Sans" fo:color="#c0c0c0" fo:font-weight="bold"/>
    </style:style>
    <number:currency-style style:name="N31,8cel-2007" style:volatile="true">
      <number:currency-symbol>$</number:currency-symbol>
      <number:number number:min-integer-digits="1" number:decimal-places="2" number:grouping="true"/>
    </number:currency-style>
    <style:style style:name="31,8cel-2007" style:family="table-cell" style:parent-style-name="Default" style:data-style-name="N31,8cel-2007">
      <style:table-cell-properties fo:wrap-option="no-wrap" style:vertical-align="automatic" fo:background-color="transparent"/>
      <style:text-properties style:font-name="Sans" fo:color="#c0c0c0" fo:font-weight="bold"/>
    </style:style>
    <number:number-style style:name="N45,5cel-2007" style:volatile="true">
      <number:number number:min-integer-digits="1" number:decimal-places="0"/>
    </number:number-style>
    <style:style style:name="45,5cel-2007" style:family="table-cell" style:parent-style-name="Default" style:data-style-name="N45,5cel-2007">
      <style:table-cell-properties fo:wrap-option="no-wrap" style:vertical-align="automatic" fo:background-color="transparent"/>
      <style:text-properties style:font-name="Sans" fo:color="#c0c0c0" fo:font-style="italic"/>
    </style:style>
    <number:currency-style style:name="N45,6cel-2007" style:volatile="true">
      <number:currency-symbol>£</number:currency-symbol>
      <number:number number:min-integer-digits="1" number:decimal-places="2" number:grouping="true"/>
    </number:currency-style>
    <style:style style:name="45,6cel-2007" style:family="table-cell" style:parent-style-name="Default" style:data-style-name="N45,6cel-2007">
      <style:table-cell-properties fo:wrap-option="no-wrap" style:vertical-align="automatic" fo:background-color="transparent"/>
      <style:text-properties style:font-name="Sans" fo:color="#000000" fo:font-style="italic"/>
    </style:style>
    <number:number-style style:name="N53,1cel-2007" style:volatile="true">
      <number:number number:min-integer-digits="1" number:decimal-places="0"/>
    </number:number-style>
    <style:style style:name="53,1cel-2007" style:family="table-cell" style:parent-style-name="Default" style:data-style-name="N53,1cel-2007">
      <style:table-cell-properties fo:wrap-option="no-wrap" style:vertical-align="automatic" fo:background-color="#ffff99"/>
      <style:text-properties style:font-name="Sans" fo:color="#000000"/>
    </style:style>
    <number:number-style style:name="N53,5cel-2007" style:volatile="true">
      <number:number number:min-integer-digits="1" number:decimal-places="0"/>
    </number:number-style>
    <style:style style:name="53,5cel-2007" style:family="table-cell" style:parent-style-name="Default" style:data-style-name="N53,5cel-2007">
      <style:table-cell-properties fo:wrap-option="no-wrap" style:vertical-align="automatic" fo:background-color="#ffff99"/>
      <style:text-properties style:font-name="Sans" fo:color="#c0c0c0"/>
    </style:style>
    <number:currency-style style:name="N53,6cel-2007" style:volatile="true">
      <number:currency-symbol>£</number:currency-symbol>
      <number:number number:min-integer-digits="1" number:decimal-places="2" number:grouping="true"/>
    </number:currency-style>
    <style:style style:name="53,6cel-2007" style:family="table-cell" style:parent-style-name="Default" style:data-style-name="N53,6cel-2007">
      <style:table-cell-properties fo:wrap-option="no-wrap" style:vertical-align="automatic" fo:background-color="#ffff99"/>
      <style:text-properties style:font-name="Sans" fo:color="#000000"/>
    </style:style>
    <number:number-style style:name="N53,7cel-2007" style:volatile="true">
      <number:number number:min-integer-digits="1" number:decimal-places="2" number:grouping="true"/>
      <number:text> €</number:text>
    </number:number-style>
    <style:style style:name="53,7cel-2007" style:family="table-cell" style:parent-style-name="Default" style:data-style-name="N53,7cel-2007">
      <style:table-cell-properties fo:wrap-option="no-wrap" style:vertical-align="automatic" fo:background-color="#ffff99"/>
      <style:text-properties style:font-name="Sans" fo:color="#c0c0c0"/>
    </style:style>
    <number:currency-style style:name="N53,8cel-2007" style:volatile="true">
      <number:currency-symbol>$</number:currency-symbol>
      <number:number number:min-integer-digits="1" number:decimal-places="2" number:grouping="true"/>
    </number:currency-style>
    <style:style style:name="53,8cel-2007" style:family="table-cell" style:parent-style-name="Default" style:data-style-name="N53,8cel-2007">
      <style:table-cell-properties fo:wrap-option="no-wrap" style:vertical-align="automatic" fo:background-color="#ffff99"/>
      <style:text-properties style:font-name="Sans" fo:color="#c0c0c0"/>
    </style:style>
    <number:number-style style:name="N65,1cel-2007" style:volatile="true">
      <number:number number:min-integer-digits="1" number:decimal-places="0"/>
    </number:number-style>
    <style:style style:name="65,1cel-2007" style:family="table-cell" style:parent-style-name="Default" style:data-style-name="N65,1cel-2007">
      <style:table-cell-properties fo:wrap-option="no-wrap" style:vertical-align="automatic" fo:background-color="#ffff99"/>
      <style:text-properties style:font-name="Sans" fo:color="#000000" fo:font-weight="bold"/>
    </style:style>
    <number:number-style style:name="N65,5cel-2007" style:volatile="true">
      <number:number number:min-integer-digits="1" number:decimal-places="0"/>
    </number:number-style>
    <style:style style:name="65,5cel-2007" style:family="table-cell" style:parent-style-name="Default" style:data-style-name="N65,5cel-2007">
      <style:table-cell-properties fo:wrap-option="no-wrap" style:vertical-align="automatic" fo:background-color="#ffff99"/>
      <style:text-properties style:font-name="Sans" fo:color="#c0c0c0" fo:font-weight="bold"/>
    </style:style>
    <number:currency-style style:name="N65,6cel-2007" style:volatile="true">
      <number:currency-symbol>£</number:currency-symbol>
      <number:number number:min-integer-digits="1" number:decimal-places="2" number:grouping="true"/>
    </number:currency-style>
    <style:style style:name="65,6cel-2007" style:family="table-cell" style:parent-style-name="Default" style:data-style-name="N65,6cel-2007">
      <style:table-cell-properties fo:wrap-option="no-wrap" style:vertical-align="automatic" fo:background-color="#ffff99"/>
      <style:text-properties style:font-name="Sans" fo:color="#000000" fo:font-weight="bold"/>
    </style:style>
    <number:number-style style:name="N65,7cel-2007" style:volatile="true">
      <number:number number:min-integer-digits="1" number:decimal-places="2" number:grouping="true"/>
      <number:text> €</number:text>
    </number:number-style>
    <style:style style:name="65,7cel-2007" style:family="table-cell" style:parent-style-name="Default" style:data-style-name="N65,7cel-2007">
      <style:table-cell-properties fo:wrap-option="no-wrap" style:vertical-align="automatic" fo:background-color="#ffff99"/>
      <style:text-properties style:font-name="Sans" fo:color="#c0c0c0" fo:font-weight="bold"/>
    </style:style>
    <number:currency-style style:name="N65,8cel-2007" style:volatile="true">
      <number:currency-symbol>$</number:currency-symbol>
      <number:number number:min-integer-digits="1" number:decimal-places="2" number:grouping="true"/>
    </number:currency-style>
    <style:style style:name="65,8cel-2007" style:family="table-cell" style:parent-style-name="Default" style:data-style-name="N65,8cel-2007">
      <style:table-cell-properties fo:wrap-option="no-wrap" style:vertical-align="automatic" fo:background-color="#ffff99"/>
      <style:text-properties style:font-name="Sans" fo:color="#c0c0c0" fo:font-weight="bold"/>
    </style:style>
    <number:number-style style:name="N72,7cel-2007" style:volatile="true">
      <number:number number:min-integer-digits="1" number:decimal-places="2" number:grouping="true"/>
      <number:text> €</number:text>
    </number:number-style>
    <style:style style:name="72,7cel-2007" style:family="table-cell" style:parent-style-name="Default" style:data-style-name="N72,7cel-2007">
      <style:table-cell-properties fo:wrap-option="no-wrap" style:vertical-align="automatic" fo:background-color="#99ccff"/>
      <style:text-properties style:font-name="Sans" fo:color="#c0c0c0" fo:font-weight="bold"/>
    </style:style>
    <number:currency-style style:name="N72,8cel-2007" style:volatile="true">
      <number:currency-symbol>$</number:currency-symbol>
      <number:number number:min-integer-digits="1" number:decimal-places="2" number:grouping="true"/>
    </number:currency-style>
    <style:style style:name="72,8cel-2007" style:family="table-cell" style:parent-style-name="Default" style:data-style-name="N72,8cel-2007">
      <style:table-cell-properties fo:wrap-option="no-wrap" style:vertical-align="automatic" fo:background-color="#99ccff"/>
      <style:text-properties style:font-name="Sans" fo:color="#c0c0c0" fo:font-weight="bold"/>
    </style:style>
    <style:style style:name="_col-2006" style:family="table-column">
      <style:table-column-properties fo:break-before="auto" style:column-width="0.6666666666666666in"/>
    </style:style>
    <style:style style:name="_row-2006" style:family="table-row">
      <style:table-row-properties style:row-height="0.17708333333333331in" fo:break-before="auto"/>
    </style:style>
    <style:style style:name="8col-2006" style:family="table-column">
      <style:table-column-properties fo:break-before="auto" style:column-width="1.1354166666666665in"/>
    </style:style>
    <style:style style:name="9col-2006" style:family="table-column">
      <style:table-column-properties fo:break-before="auto" style:column-width="1.2395833333333333in"/>
    </style:style>
    <number:number-style style:name="N1,1cel-2006" style:volatile="true">
      <number:number number:min-integer-digits="1" number:decimal-places="0"/>
    </number:number-style>
    <style:style style:name="1,1cel-2006" style:family="table-cell" style:parent-style-name="Default" style:data-style-name="N1,1cel-2006">
      <style:table-cell-properties fo:wrap-option="no-wrap" style:vertical-align="automatic" fo:background-color="transparent"/>
      <style:text-properties style:font-name="Nimbus Sans L" fo:font-size="14pt" fo:color="#000000"/>
    </style:style>
    <number:number-style style:name="N19,2cel-2006" style:volatile="true">
      <number:number number:min-integer-digits="1" number:decimal-places="0"/>
    </number:number-style>
    <style:style style:name="19,2cel-2006" style:family="table-cell" style:parent-style-name="Default" style:data-style-name="N19,2cel-2006">
      <style:table-cell-properties fo:wrap-option="no-wrap" style:vertical-align="automatic" fo:background-color="transparent"/>
      <style:text-properties style:font-name="Nimbus Sans L" fo:color="#000000"/>
    </style:style>
    <number:date-style style:name="N22,1cel-2006">
      <number:day/>
      <number:text>/</number:text>
      <number:month/>
      <number:text>/</number:text>
      <number:year/>
    </number:date-style>
    <style:style style:name="22,1cel-2006" style:family="table-cell" style:parent-style-name="Default" style:data-style-name="N22,1cel-2006">
      <style:table-cell-properties fo:wrap-option="no-wrap" style:vertical-align="automatic" fo:background-color="transparent"/>
      <style:text-properties style:font-name="Sans" fo:color="#000000"/>
    </style:style>
    <number:number-style style:name="N46,7cel-2006" style:volatile="true">
      <number:number number:min-integer-digits="1" number:decimal-places="0"/>
    </number:number-style>
    <style:style style:name="46,7cel-2006" style:family="table-cell" style:parent-style-name="Default" style:data-style-name="N46,7cel-2006">
      <style:table-cell-properties fo:wrap-option="no-wrap" style:vertical-align="automatic" fo:background-color="#ffff00"/>
      <style:text-properties style:font-name="Sans" fo:color="#000000" fo:font-weight="bold"/>
    </style:style>
    <number:number-style style:name="N47,7cel-2006" style:volatile="true">
      <number:number number:min-integer-digits="1" number:decimal-places="0"/>
    </number:number-style>
    <style:style style:name="47,7cel-2006" style:family="table-cell" style:parent-style-name="Default" style:data-style-name="N47,7cel-2006">
      <style:table-cell-properties fo:wrap-option="no-wrap" style:vertical-align="automatic" fo:background-color="#ffff00"/>
      <style:text-properties style:font-name="Sans" fo:color="#000000"/>
    </style:style>
  </office:automatic-styles>
  <office:body>
    <office:spreadsheet>
      <table:table table:name="2007">
        <table:table-column table:style-name="1col-2007" table:number-columns-repeated="5" table:default-cell-style-name="Default"/>
        <table:table-column table:style-name="6col-2007" table:default-cell-style-name="Default"/>
        <table:table-column table:style-name="7col-2007" table:default-cell-style-name="Default"/>
        <table:table-column table:style-name="8col-2007" table:default-cell-style-name="Default"/>
        <table:table-column table:style-name="9col-2007" table:number-columns-repeated="248" table:default-cell-style-name="Default"/>
        <table:table-row table:style-name="1row-2007">
          <table:table-cell table:style-name="1,1cel-2007" office:value-type="string">
            <text:p>GUADEC 2007 BUDGET (DRAFT)</text:p>
          </table:table-cell>
          <table:table-cell table:style-name="1,2cel-2007"/>
          <table:table-cell table:style-name="1,2cel-2007"/>
          <table:table-cell table:style-name="1,2cel-2007"/>
          <table:table-cell table:style-name="1,5cel-2007"/>
          <table:table-cell table:style-name="1,6cel-2007"/>
          <table:table-cell table:style-name="1,7cel-2007"/>
          <table:table-cell table:style-name="1,8cel-2007" office:value-type="string">
            <text:p>8 May 2007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2row-2007">
          <table:table-cell table:style-name="1,1cel-2007"/>
          <table:table-cell table:style-name="1,2cel-2007"/>
          <table:table-cell table:style-name="1,2cel-2007"/>
          <table:table-cell table:style-name="1,2cel-2007"/>
          <table:table-cell table:style-name="1,5cel-2007"/>
          <table:table-cell table:style-name="1,6cel-2007"/>
          <table:table-cell table:style-name="1,7cel-2007"/>
          <table:table-cell table:style-name="1,8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 office:value-type="string">
            <text:p>Exchange:</text:p>
          </table:table-cell>
          <table:table-cell table:style-name="1,5cel-2007"/>
          <table:table-cell table:style-name="1,6cel-2007" office:value-type="currency" office:value="1">
            <text:p>£1.00</text:p>
          </table:table-cell>
          <table:table-cell table:style-name="1,7cel-2007" office:value-type="currency" office:value="1.46">
            <text:p>1.46 €</text:p>
          </table:table-cell>
          <table:table-cell table:style-name="3,8cel-2007" office:value-type="currency" office:value="2">
            <text:p>$2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5cel-2007" office:value-type="string">
            <text:p>Removed</text:p>
          </table:table-cell>
          <table:table-cell table:style-name="4,6cel-2007" office:value-type="string">
            <text:p>GBP</text:p>
          </table:table-cell>
          <table:table-cell table:style-name="4,7cel-2007" office:value-type="string">
            <text:p>Euros</text:p>
          </table:table-cell>
          <table:table-cell table:style-name="4,8cel-2007" office:value-type="string">
            <text:p>USD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5,1cel-2007" office:value-type="string">
            <text:p>REVENUES</text:p>
          </table:table-cell>
          <table:table-cell table:style-name="5,2cel-2007"/>
          <table:table-cell table:style-name="5,2cel-2007"/>
          <table:table-cell table:style-name="5,2cel-2007"/>
          <table:table-cell table:style-name="5,5cel-2007"/>
          <table:table-cell table:style-name="5,6cel-2007" table:formula="oooc:=SUM([.F7];[.F26])" office:value-type="currency" office:value="90850">
            <text:p>£90,850.00</text:p>
          </table:table-cell>
          <table:table-cell table:style-name="5,7cel-2007" table:formula="oooc:=IF([.F5]=&quot;&quot;;&quot;&quot;;[.F5]*[.$G$3])" office:value-type="currency" office:value="132641">
            <text:p>132,641.00 €</text:p>
          </table:table-cell>
          <table:table-cell table:style-name="5,8cel-2007" table:formula="oooc:=IF([.F5]=&quot;&quot;;0;[.F5]*[.$H$3])" office:value-type="currency" office:value="181700">
            <text:p>$181,7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5cel-2007"/>
          <table:table-cell table:style-name="1,6cel-2007"/>
          <table:table-cell table:style-name="1,7cel-2007" table:formula="oooc:=IF([.F6]=&quot;&quot;;&quot;&quot;;[.F6]*1.49)"/>
          <table:table-cell table:style-name="3,8cel-2007" table:formula="oooc:=IF([.F6]=&quot;&quot;;&quot;&quot;;[.F6]*1.96)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7,1cel-2007" office:value-type="string">
            <text:p>SPONSORS</text:p>
          </table:table-cell>
          <table:table-cell table:style-name="7,1cel-2007"/>
          <table:table-cell table:style-name="7,1cel-2007"/>
          <table:table-cell table:style-name="7,1cel-2007"/>
          <table:table-cell table:style-name="7,5cel-2007"/>
          <table:table-cell table:style-name="4,6cel-2007" table:formula="oooc:=SUM([.F8:.F24])" office:value-type="currency" office:value="75850">
            <text:p>£75,850.00</text:p>
          </table:table-cell>
          <table:table-cell table:style-name="4,7cel-2007" table:formula="oooc:=IF([.F7]=&quot;&quot;;&quot;&quot;;[.F7]*[.$G$3])" office:value-type="currency" office:value="110741">
            <text:p>110,741.00 €</text:p>
          </table:table-cell>
          <table:table-cell table:style-name="4,8cel-2007" table:formula="oooc:=IF([.F7]=&quot;&quot;;&quot;&quot;;[.F7]*[.$H$3])" office:value-type="currency" office:value="151700">
            <text:p>$151,7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_row-2007">
          <table:table-cell table:style-name="3,1cel-2007"/>
          <table:table-cell table:style-name="3,1cel-2007" office:value-type="string">
            <text:p>Maemo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11000">
            <text:p>£11,000.00</text:p>
          </table:table-cell>
          <table:table-cell table:style-name="8,7cel-2007"/>
          <table:table-cell table:style-name="8,8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/>
          <table:table-cell table:style-name="3,1cel-2007" office:value-type="string">
            <text:p>HP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5000">
            <text:p>£5,000.00</text:p>
          </table:table-cell>
          <table:table-cell table:style-name="9,7cel-2007" table:formula="oooc:=IF([.F9]=&quot;&quot;;&quot;&quot;;[.F9]*[.$G$3])" office:value-type="currency" office:value="7300">
            <text:p>7,300.00 €</text:p>
          </table:table-cell>
          <table:table-cell table:style-name="9,8cel-2007" table:formula="oooc:=IF([.F9]=&quot;&quot;;&quot;&quot;;[.F9]*[.$H$3])" office:value-type="currency" office:value="10000">
            <text:p>$10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/>
          <table:table-cell table:style-name="3,1cel-2007" office:value-type="string">
            <text:p>Linux Foundation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7500">
            <text:p>£7,500.00</text:p>
          </table:table-cell>
          <table:table-cell table:style-name="9,7cel-2007" table:formula="oooc:=IF([.F10]=&quot;&quot;;&quot;&quot;;[.F10]*[.$G$3])" office:value-type="currency" office:value="10950">
            <text:p>10,950.00 €</text:p>
          </table:table-cell>
          <table:table-cell table:style-name="3,8cel-2007" office:value-type="currency" office:value="15000">
            <text:p>$15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11row-2007">
          <table:table-cell table:style-name="3,1cel-2007"/>
          <table:table-cell table:style-name="3,1cel-2007" office:value-type="string">
            <text:p>Sun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table:formula="oooc:=[.H11]/2" office:value-type="currency" office:value="5000">
            <text:p>£5,000.00</text:p>
          </table:table-cell>
          <table:table-cell table:style-name="9,7cel-2007" table:formula="oooc:=IF([.F11]=&quot;&quot;;&quot;&quot;;[.F11]*[.$G$3])" office:value-type="currency" office:value="7300">
            <text:p>7,300.00 €</text:p>
          </table:table-cell>
          <table:table-cell table:style-name="3,8cel-2007" office:value-type="currency" office:value="10000">
            <text:p>$10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9,1cel-2007"/>
          <table:table-cell table:style-name="3,1cel-2007"/>
          <table:table-cell table:style-name="3,1cel-2007"/>
          <table:table-cell table:style-name="1,5cel-2007"/>
          <table:table-cell table:style-name="1,6cel-2007"/>
          <table:table-cell table:style-name="9,7cel-2007"/>
          <table:table-cell table:style-name="3,8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/>
          <table:table-cell table:style-name="3,1cel-2007" office:value-type="string">
            <text:p>ACCESS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4000">
            <text:p>£4,000.00</text:p>
          </table:table-cell>
          <table:table-cell table:style-name="9,7cel-2007" table:formula="oooc:=IF([.F13]=&quot;&quot;;&quot;&quot;;[.F13]*[.$G$3])" office:value-type="currency" office:value="5840">
            <text:p>5,840.00 €</text:p>
          </table:table-cell>
          <table:table-cell table:style-name="3,8cel-2007" office:value-type="currency" office:value="8000">
            <text:p>$8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/>
          <table:table-cell table:style-name="3,1cel-2007" office:value-type="string">
            <text:p>Collabora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4000">
            <text:p>£4,000.00</text:p>
          </table:table-cell>
          <table:table-cell table:style-name="9,7cel-2007" table:formula="oooc:=IF([.F14]=&quot;&quot;;&quot;&quot;;[.F14]*[.$G$3])" office:value-type="currency" office:value="5840">
            <text:p>5,840.00 €</text:p>
          </table:table-cell>
          <table:table-cell table:style-name="9,8cel-2007" table:formula="oooc:=IF([.F14]=&quot;&quot;;&quot;&quot;;[.F14]*[.$H$3])" office:value-type="currency" office:value="8000">
            <text:p>$8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/>
          <table:table-cell table:style-name="3,1cel-2007" office:value-type="string">
            <text:p>Fluendo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4000">
            <text:p>£4,000.00</text:p>
          </table:table-cell>
          <table:table-cell table:style-name="9,7cel-2007" table:formula="oooc:=IF([.F15]=&quot;&quot;;&quot;&quot;;[.F15]*[.$G$3])" office:value-type="currency" office:value="5840">
            <text:p>5,840.00 €</text:p>
          </table:table-cell>
          <table:table-cell table:style-name="9,8cel-2007" table:formula="oooc:=IF([.F15]=&quot;&quot;;&quot;&quot;;[.F15]*[.$H$3])" office:value-type="currency" office:value="8000">
            <text:p>$8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/>
          <table:table-cell table:style-name="3,1cel-2007" office:value-type="string">
            <text:p>Intel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4000">
            <text:p>£4,000.00</text:p>
          </table:table-cell>
          <table:table-cell table:style-name="9,7cel-2007" table:formula="oooc:=IF([.F16]=&quot;&quot;;&quot;&quot;;[.F16]*[.$G$3])" office:value-type="currency" office:value="5840">
            <text:p>5,840.00 €</text:p>
          </table:table-cell>
          <table:table-cell table:style-name="9,8cel-2007" table:formula="oooc:=IF([.F16]=&quot;&quot;;&quot;&quot;;[.F16]*[.$H$3])" office:value-type="currency" office:value="8000">
            <text:p>$8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/>
          <table:table-cell table:style-name="3,1cel-2007" office:value-type="string">
            <text:p>Imendio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4000">
            <text:p>£4,000.00</text:p>
          </table:table-cell>
          <table:table-cell table:style-name="9,7cel-2007" table:formula="oooc:=IF([.F17]=&quot;&quot;;&quot;&quot;;[.F17]*[.$G$3])" office:value-type="currency" office:value="5840">
            <text:p>5,840.00 €</text:p>
          </table:table-cell>
          <table:table-cell table:style-name="9,8cel-2007" table:formula="oooc:=IF([.F17]=&quot;&quot;;&quot;&quot;;[.F17]*[.$H$3])" office:value-type="currency" office:value="8000">
            <text:p>$8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/>
          <table:table-cell table:style-name="3,1cel-2007" office:value-type="string">
            <text:p>OpenedHand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4000">
            <text:p>£4,000.00</text:p>
          </table:table-cell>
          <table:table-cell table:style-name="9,7cel-2007" table:formula="oooc:=IF([.F18]=&quot;&quot;;&quot;&quot;;[.F18]*[.$G$3])" office:value-type="currency" office:value="5840">
            <text:p>5,840.00 €</text:p>
          </table:table-cell>
          <table:table-cell table:style-name="9,8cel-2007" table:formula="oooc:=IF([.F18]=&quot;&quot;;&quot;&quot;;[.F18]*[.$H$3])" office:value-type="currency" office:value="8000">
            <text:p>$8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Google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4000">
            <text:p>£4,000.00</text:p>
          </table:table-cell>
          <table:table-cell table:style-name="9,7cel-2007" table:formula="oooc:=IF([.F19]=&quot;&quot;;&quot;&quot;;[.F19]*[.$G$3])" office:value-type="currency" office:value="5840">
            <text:p>5,840.00 €</text:p>
          </table:table-cell>
          <table:table-cell table:style-name="9,8cel-2007" table:formula="oooc:=IF([.F19]=&quot;&quot;;&quot;&quot;;[.F19]*[.$H$3])" office:value-type="currency" office:value="8000">
            <text:p>$8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Canonical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3380">
            <text:p>£3,380.00</text:p>
          </table:table-cell>
          <table:table-cell table:style-name="20,7cel-2007" office:value-type="currency" office:value="5000">
            <text:p>5,000.00 €</text:p>
          </table:table-cell>
          <table:table-cell table:style-name="9,8cel-2007" table:formula="oooc:=IF([.F20]=&quot;&quot;;&quot;&quot;;[.F20]*[.$H$3])" office:value-type="currency" office:value="6760">
            <text:p>$6,76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Igalia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4000">
            <text:p>£4,000.00</text:p>
          </table:table-cell>
          <table:table-cell table:style-name="9,7cel-2007" table:formula="oooc:=IF([.F21]=&quot;&quot;;&quot;&quot;;[.F21]*[.$G$3])" office:value-type="currency" office:value="5840">
            <text:p>5,840.00 €</text:p>
          </table:table-cell>
          <table:table-cell table:style-name="9,8cel-2007" table:formula="oooc:=IF([.F21]=&quot;&quot;;&quot;&quot;;[.F21]*[.$H$3])" office:value-type="currency" office:value="8000">
            <text:p>$8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Novell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4000">
            <text:p>£4,000.00</text:p>
          </table:table-cell>
          <table:table-cell table:style-name="22,7cel-2007" table:formula="oooc:=IF([.F22]=&quot;&quot;;&quot;&quot;;[.F22]*[.$G$3])" office:value-type="currency" office:value="5840">
            <text:p>5,840.00 €</text:p>
          </table:table-cell>
          <table:table-cell table:style-name="22,8cel-2007" table:formula="oooc:=IF([.F22]=&quot;&quot;;&quot;&quot;;[.F22]*[.$H$3])" office:value-type="currency" office:value="8000">
            <text:p>$8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Redhat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5000">
            <text:p>£5,000.00</text:p>
          </table:table-cell>
          <table:table-cell table:style-name="22,7cel-2007" table:formula="oooc:=IF([.F23]=&quot;&quot;;&quot;&quot;;[.F23]*[.$G$3])" office:value-type="currency" office:value="7300">
            <text:p>7,300.00 €</text:p>
          </table:table-cell>
          <table:table-cell table:style-name="23,8cel-2007" office:value-type="currency" office:value="10000">
            <text:p>$10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AMD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2970">
            <text:p>£2,970.00</text:p>
          </table:table-cell>
          <table:table-cell table:style-name="3,1cel-2007"/>
          <table:table-cell table:style-name="3,1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5cel-2007"/>
          <table:table-cell table:style-name="1,6cel-2007"/>
          <table:table-cell table:style-name="9,7cel-2007" table:formula="oooc:=IF([.F25]=&quot;&quot;;&quot;&quot;;[.F25]*[.$G$3])"/>
          <table:table-cell table:style-name="3,8cel-2007" table:formula="oooc:=IF([.F25]=&quot;&quot;;&quot;&quot;;[.F25]*1.96)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7,1cel-2007" office:value-type="string">
            <text:p>REGISTRATION</text:p>
          </table:table-cell>
          <table:table-cell table:style-name="7,1cel-2007"/>
          <table:table-cell table:style-name="7,1cel-2007"/>
          <table:table-cell table:style-name="7,1cel-2007"/>
          <table:table-cell table:style-name="7,5cel-2007"/>
          <table:table-cell table:style-name="4,6cel-2007" office:value-type="currency" office:value="15000">
            <text:p>£15,000.00</text:p>
          </table:table-cell>
          <table:table-cell table:style-name="26,7cel-2007" table:formula="oooc:=IF([.F26]=&quot;&quot;;&quot;&quot;;[.F26]*[.$G$3])" office:value-type="currency" office:value="21900">
            <text:p>21,900.00 €</text:p>
          </table:table-cell>
          <table:table-cell table:style-name="26,8cel-2007" table:formula="oooc:=IF([.F26]=&quot;&quot;;&quot;&quot;;[.F26]*[.$H$3])" office:value-type="currency" office:value="30000">
            <text:p>$30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5cel-2007"/>
          <table:table-cell table:style-name="1,6cel-2007"/>
          <table:table-cell table:style-name="1,7cel-2007" table:formula="oooc:=IF([.F27]=&quot;&quot;;&quot;&quot;;[.F27]*1.49)"/>
          <table:table-cell table:style-name="3,8cel-2007" table:formula="oooc:=IF([.F27]=&quot;&quot;;&quot;&quot;;[.F27]*1.96)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5cel-2007"/>
          <table:table-cell table:style-name="1,6cel-2007"/>
          <table:table-cell table:style-name="22,7cel-2007" table:formula="oooc:=IF([.F28]=&quot;&quot;;&quot;&quot;;[.F28]*1.49)"/>
          <table:table-cell table:style-name="3,8cel-2007" table:formula="oooc:=IF([.F28]=&quot;&quot;;&quot;&quot;;[.F28]*1.96)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5,1cel-2007" office:value-type="string">
            <text:p>EXPENSES</text:p>
          </table:table-cell>
          <table:table-cell table:style-name="5,2cel-2007"/>
          <table:table-cell table:style-name="5,2cel-2007"/>
          <table:table-cell table:style-name="5,2cel-2007"/>
          <table:table-cell table:style-name="5,5cel-2007"/>
          <table:table-cell table:style-name="5,6cel-2007" table:formula="oooc:=SUM([.F31];[.F35];[.F37];[.F51];[.F55];[.F59];[.F65];[.F69];[.F47])" office:value-type="currency" office:value="67755.54">
            <text:p>£67,755.54</text:p>
          </table:table-cell>
          <table:table-cell table:style-name="29,7cel-2007" table:formula="oooc:=IF([.F29]=&quot;&quot;;&quot;&quot;;[.F26]*[.$G$3])" office:value-type="currency" office:value="21900">
            <text:p>21,900.00 €</text:p>
          </table:table-cell>
          <table:table-cell table:style-name="29,8cel-2007" table:formula="oooc:=IF([.F29]=&quot;&quot;;&quot;&quot;;[.F29]*1.96)" office:value-type="currency" office:value="132800.8584">
            <text:p>$132,800.86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5cel-2007"/>
          <table:table-cell table:style-name="1,6cel-2007"/>
          <table:table-cell table:style-name="22,7cel-2007" table:formula="oooc:=IF([.F30]=&quot;&quot;;&quot;&quot;;[.F30]*1.49)"/>
          <table:table-cell table:style-name="22,8cel-2007" table:formula="oooc:=IF([.F30]=&quot;&quot;;&quot;&quot;;[.F30]*1.96)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_row-2007">
          <table:table-cell table:style-name="7,1cel-2007" office:value-type="string">
            <text:p>MEALS</text:p>
          </table:table-cell>
          <table:table-cell table:style-name="7,1cel-2007"/>
          <table:table-cell table:style-name="7,1cel-2007"/>
          <table:table-cell table:style-name="7,1cel-2007"/>
          <table:table-cell table:style-name="7,5cel-2007"/>
          <table:table-cell table:style-name="4,6cel-2007" table:formula="oooc:=SUM([.F32:.F33])" office:value-type="currency" office:value="500">
            <text:p>£500.00</text:p>
          </table:table-cell>
          <table:table-cell table:style-name="31,7cel-2007" table:formula="oooc:=IF([.F31]=&quot;&quot;;&quot;&quot;;[.F31]*[.$G$3])" office:value-type="currency" office:value="730">
            <text:p>730.00 €</text:p>
          </table:table-cell>
          <table:table-cell table:style-name="31,8cel-2007" table:formula="oooc:=IF([.F31]=&quot;&quot;;&quot;&quot;;[.F31]*[.$H$3])" office:value-type="currency" office:value="1000">
            <text:p>$1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Lunch</text:p>
          </table:table-cell>
          <table:table-cell table:style-name="3,1cel-2007"/>
          <table:table-cell table:style-name="3,1cel-2007"/>
          <table:table-cell table:style-name="1,5cel-2007" office:value-type="float" office:value="7000">
            <text:p>7000</text:p>
          </table:table-cell>
          <table:table-cell table:style-name="1,6cel-2007"/>
          <table:table-cell table:style-name="22,7cel-2007" table:formula="oooc:=IF([.F32]=&quot;&quot;;&quot;&quot;;[.F32]*[.$G$3])"/>
          <table:table-cell table:style-name="22,8cel-2007" table:formula="oooc:=IF([.F32]=&quot;&quot;;&quot;&quot;;[.F32]*[.$H$3])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Drinks/Water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500">
            <text:p>£500.00</text:p>
          </table:table-cell>
          <table:table-cell table:style-name="22,7cel-2007" table:formula="oooc:=IF([.F33]=&quot;&quot;;&quot;&quot;;[.F33]*[.$G$3])" office:value-type="currency" office:value="730">
            <text:p>730.00 €</text:p>
          </table:table-cell>
          <table:table-cell table:style-name="22,8cel-2007" table:formula="oooc:=IF([.F33]=&quot;&quot;;&quot;&quot;;[.F33]*[.$H$3])" office:value-type="currency" office:value="1000">
            <text:p>$1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5cel-2007"/>
          <table:table-cell table:style-name="1,6cel-2007"/>
          <table:table-cell table:style-name="31,7cel-2007" table:formula="oooc:=IF([.F34]=&quot;&quot;;&quot;&quot;;[.F34]*[.$G$3])"/>
          <table:table-cell table:style-name="31,8cel-2007" table:formula="oooc:=IF([.F34]=&quot;&quot;;&quot;&quot;;[.F34]*[.$H$3])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7,1cel-2007" office:value-type="string">
            <text:p>SPONSORED TRAVEL (participants + speakers)</text:p>
          </table:table-cell>
          <table:table-cell table:style-name="7,1cel-2007"/>
          <table:table-cell table:style-name="7,1cel-2007"/>
          <table:table-cell table:style-name="7,1cel-2007"/>
          <table:table-cell table:style-name="7,5cel-2007"/>
          <table:table-cell table:style-name="4,6cel-2007" office:value-type="currency" office:value="30000">
            <text:p>£30,000.00</text:p>
          </table:table-cell>
          <table:table-cell table:style-name="31,7cel-2007" table:formula="oooc:=IF([.F35]=&quot;&quot;;&quot;&quot;;[.F35]*[.$G$3])" office:value-type="currency" office:value="43800">
            <text:p>43,800.00 €</text:p>
          </table:table-cell>
          <table:table-cell table:style-name="31,8cel-2007" table:formula="oooc:=IF([.F35]=&quot;&quot;;&quot;&quot;;[.F35]*[.$H$3])" office:value-type="currency" office:value="60000">
            <text:p>$60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5cel-2007"/>
          <table:table-cell table:style-name="1,6cel-2007"/>
          <table:table-cell table:style-name="31,7cel-2007" table:formula="oooc:=IF([.F36]=&quot;&quot;;&quot;&quot;;[.F36]*[.$G$3])"/>
          <table:table-cell table:style-name="31,8cel-2007" table:formula="oooc:=IF([.F36]=&quot;&quot;;&quot;&quot;;[.F36]*[.$H$3])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7,1cel-2007" office:value-type="string">
            <text:p>SWAG</text:p>
          </table:table-cell>
          <table:table-cell table:style-name="7,1cel-2007"/>
          <table:table-cell table:style-name="7,1cel-2007"/>
          <table:table-cell table:style-name="7,1cel-2007"/>
          <table:table-cell table:style-name="7,5cel-2007"/>
          <table:table-cell table:style-name="4,6cel-2007" table:formula="oooc:=SUM([.F38:.F45])" office:value-type="currency" office:value="6148.54">
            <text:p>£6,148.54</text:p>
          </table:table-cell>
          <table:table-cell table:style-name="31,7cel-2007" table:formula="oooc:=IF([.F37]=&quot;&quot;;&quot;&quot;;[.F37]*[.$G$3])" office:value-type="currency" office:value="8976.8684">
            <text:p>8,976.87 €</text:p>
          </table:table-cell>
          <table:table-cell table:style-name="31,8cel-2007" table:formula="oooc:=IF([.F37]=&quot;&quot;;&quot;&quot;;[.F37]*[.$H$3])" office:value-type="currency" office:value="12297.08">
            <text:p>$12,297.08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Bags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1113.9">
            <text:p>£1,113.90</text:p>
          </table:table-cell>
          <table:table-cell table:style-name="22,7cel-2007" table:formula="oooc:=IF([.F38]=&quot;&quot;;&quot;&quot;;[.F38]*[.$G$3])" office:value-type="currency" office:value="1626.294">
            <text:p>1,626.29 €</text:p>
          </table:table-cell>
          <table:table-cell table:style-name="22,8cel-2007" table:formula="oooc:=IF([.F38]=&quot;&quot;;&quot;&quot;;[.F38]*[.$H$3])" office:value-type="currency" office:value="2227.8">
            <text:p>$2,227.8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Badges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150">
            <text:p>£150.00</text:p>
          </table:table-cell>
          <table:table-cell table:style-name="22,7cel-2007" table:formula="oooc:=IF([.F39]=&quot;&quot;;&quot;&quot;;[.F39]*[.$G$3])" office:value-type="currency" office:value="219">
            <text:p>219.00 €</text:p>
          </table:table-cell>
          <table:table-cell table:style-name="22,8cel-2007" table:formula="oooc:=IF([.F39]=&quot;&quot;;&quot;&quot;;[.F39]*[.$H$3])" office:value-type="currency" office:value="300">
            <text:p>$3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Stickers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700">
            <text:p>£700.00</text:p>
          </table:table-cell>
          <table:table-cell table:style-name="22,7cel-2007" table:formula="oooc:=IF([.F40]=&quot;&quot;;&quot;&quot;;[.F40]*[.$G$3])" office:value-type="currency" office:value="1022">
            <text:p>1,022.00 €</text:p>
          </table:table-cell>
          <table:table-cell table:style-name="22,8cel-2007" table:formula="oooc:=IF([.F40]=&quot;&quot;;&quot;&quot;;[.F40]*[.$H$3])" office:value-type="currency" office:value="1400">
            <text:p>$1,4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T-shirts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2587.74">
            <text:p>£2,587.74</text:p>
          </table:table-cell>
          <table:table-cell table:style-name="22,7cel-2007" table:formula="oooc:=IF([.F41]=&quot;&quot;;&quot;&quot;;[.F41]*[.$G$3])" office:value-type="currency" office:value="3778.1004">
            <text:p>3,778.10 €</text:p>
          </table:table-cell>
          <table:table-cell table:style-name="22,8cel-2007" table:formula="oooc:=IF([.F41]=&quot;&quot;;&quot;&quot;;[.F41]*[.$H$3])" office:value-type="currency" office:value="5175.48">
            <text:p>$5,175.48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Guide</text:p>
          </table:table-cell>
          <table:table-cell table:style-name="3,1cel-2007"/>
          <table:table-cell table:style-name="3,1cel-2007"/>
          <table:table-cell table:style-name="1,5cel-2007" office:value-type="float" office:value="1000">
            <text:p>1000</text:p>
          </table:table-cell>
          <table:table-cell table:style-name="1,6cel-2007"/>
          <table:table-cell table:style-name="22,7cel-2007" table:formula="oooc:=IF([.F42]=&quot;&quot;;&quot;&quot;;[.F42]*[.$G$3])"/>
          <table:table-cell table:style-name="22,8cel-2007" table:formula="oooc:=IF([.F42]=&quot;&quot;;&quot;&quot;;[.F42]*[.$H$3])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Lanyards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596.9">
            <text:p>£596.90</text:p>
          </table:table-cell>
          <table:table-cell table:style-name="22,7cel-2007" table:formula="oooc:=IF([.F43]=&quot;&quot;;&quot;&quot;;[.F43]*[.$G$3])" office:value-type="currency" office:value="871.474">
            <text:p>871.47 €</text:p>
          </table:table-cell>
          <table:table-cell table:style-name="22,8cel-2007" table:formula="oooc:=IF([.F43]=&quot;&quot;;&quot;&quot;;[.F43]*[.$H$3])" office:value-type="currency" office:value="1193.8">
            <text:p>$1,193.8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Name Tags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/>
          <table:table-cell table:style-name="22,7cel-2007" table:formula="oooc:=IF([.F44]=&quot;&quot;;&quot;&quot;;[.F44]*[.$G$3])"/>
          <table:table-cell table:style-name="22,8cel-2007" table:formula="oooc:=IF([.F44]=&quot;&quot;;&quot;&quot;;[.F44]*[.$H$3])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/>
          <table:table-cell table:style-name="9,1cel-2007" office:value-type="string">
            <text:p>USB Drives</text:p>
          </table:table-cell>
          <table:table-cell table:style-name="9,1cel-2007"/>
          <table:table-cell table:style-name="9,1cel-2007"/>
          <table:table-cell table:style-name="45,5cel-2007" office:value-type="float" office:value="5000">
            <text:p>5000</text:p>
          </table:table-cell>
          <table:table-cell table:style-name="45,6cel-2007" office:value-type="currency" office:value="1000">
            <text:p>£1,000.00</text:p>
          </table:table-cell>
          <table:table-cell table:style-name="9,7cel-2007" table:formula="oooc:=IF([.F45]=&quot;&quot;;&quot;&quot;;[.F45]*[.$G$3])" office:value-type="currency" office:value="1460">
            <text:p>1,460.00 €</text:p>
          </table:table-cell>
          <table:table-cell table:style-name="9,8cel-2007" table:formula="oooc:=IF([.F45]=&quot;&quot;;&quot;&quot;;[.F45]*[.$H$3])" office:value-type="currency" office:value="2000">
            <text:p>$2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/>
          <table:table-cell table:style-name="9,1cel-2007"/>
          <table:table-cell table:style-name="9,1cel-2007"/>
          <table:table-cell table:style-name="9,1cel-2007"/>
          <table:table-cell table:style-name="45,5cel-2007"/>
          <table:table-cell table:style-name="45,6cel-2007"/>
          <table:table-cell table:style-name="9,7cel-2007" table:formula="oooc:=IF([.F46]=&quot;&quot;;&quot;&quot;;[.F46]*[.$G$3])"/>
          <table:table-cell table:style-name="9,8cel-2007" table:formula="oooc:=IF([.F46]=&quot;&quot;;&quot;&quot;;[.F46]*[.$H$3])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7,1cel-2007" office:value-type="string">
            <text:p>PRINTING</text:p>
          </table:table-cell>
          <table:table-cell table:style-name="9,1cel-2007"/>
          <table:table-cell table:style-name="9,1cel-2007"/>
          <table:table-cell table:style-name="9,1cel-2007"/>
          <table:table-cell table:style-name="45,5cel-2007"/>
          <table:table-cell table:style-name="4,6cel-2007" table:formula="oooc:=SUM([.F48:.F49])" office:value-type="currency" office:value="2500">
            <text:p>£2,500.00</text:p>
          </table:table-cell>
          <table:table-cell table:style-name="9,7cel-2007" table:formula="oooc:=IF([.F47]=&quot;&quot;;&quot;&quot;;[.F47]*[.$G$3])" office:value-type="currency" office:value="3650">
            <text:p>3,650.00 €</text:p>
          </table:table-cell>
          <table:table-cell table:style-name="9,8cel-2007" table:formula="oooc:=IF([.F47]=&quot;&quot;;&quot;&quot;;[.F47]*[.$H$3])" office:value-type="currency" office:value="5000">
            <text:p>$5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7,1cel-2007"/>
          <table:table-cell table:style-name="9,1cel-2007" office:value-type="string">
            <text:p>Printing</text:p>
          </table:table-cell>
          <table:table-cell table:style-name="9,1cel-2007"/>
          <table:table-cell table:style-name="9,1cel-2007"/>
          <table:table-cell table:style-name="45,5cel-2007"/>
          <table:table-cell table:style-name="45,6cel-2007" office:value-type="currency" office:value="500">
            <text:p>£500.00</text:p>
          </table:table-cell>
          <table:table-cell table:style-name="9,7cel-2007" table:formula="oooc:=IF([.F48]=&quot;&quot;;&quot;&quot;;[.F48]*[.$G$3])" office:value-type="currency" office:value="730">
            <text:p>730.00 €</text:p>
          </table:table-cell>
          <table:table-cell table:style-name="9,8cel-2007" table:formula="oooc:=IF([.F48]=&quot;&quot;;&quot;&quot;;[.F48]*[.$H$3])" office:value-type="currency" office:value="1000">
            <text:p>$1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Designer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2000">
            <text:p>£2,000.00</text:p>
          </table:table-cell>
          <table:table-cell table:style-name="22,7cel-2007" table:formula="oooc:=IF([.F49]=&quot;&quot;;&quot;&quot;;[.F49]*[.$G$3])" office:value-type="currency" office:value="2920">
            <text:p>2,920.00 €</text:p>
          </table:table-cell>
          <table:table-cell table:style-name="22,8cel-2007" table:formula="oooc:=IF([.F49]=&quot;&quot;;&quot;&quot;;[.F49]*[.$H$3])" office:value-type="currency" office:value="4000">
            <text:p>$4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5cel-2007"/>
          <table:table-cell table:style-name="1,6cel-2007"/>
          <table:table-cell table:style-name="22,7cel-2007" table:formula="oooc:=IF([.F50]=&quot;&quot;;&quot;&quot;;[.F50]*[.$G$3])"/>
          <table:table-cell table:style-name="22,8cel-2007" table:formula="oooc:=IF([.F50]=&quot;&quot;;&quot;&quot;;[.F50]*[.$H$3])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7,1cel-2007" office:value-type="string">
            <text:p>EQUIPMENT</text:p>
          </table:table-cell>
          <table:table-cell table:style-name="7,1cel-2007"/>
          <table:table-cell table:style-name="7,1cel-2007"/>
          <table:table-cell table:style-name="7,1cel-2007"/>
          <table:table-cell table:style-name="7,5cel-2007"/>
          <table:table-cell table:style-name="4,6cel-2007" table:formula="oooc:=SUM([.F52:.F53])" office:value-type="currency" office:value="9000">
            <text:p>£9,000.00</text:p>
          </table:table-cell>
          <table:table-cell table:style-name="31,7cel-2007" table:formula="oooc:=IF([.F51]=&quot;&quot;;&quot;&quot;;[.F51]*[.$G$3])" office:value-type="currency" office:value="13140">
            <text:p>13,140.00 €</text:p>
          </table:table-cell>
          <table:table-cell table:style-name="31,8cel-2007" table:formula="oooc:=IF([.F51]=&quot;&quot;;&quot;&quot;;[.F51]*[.$H$3])" office:value-type="currency" office:value="18000">
            <text:p>$18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Projectors/Screens/Audio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8000">
            <text:p>£8,000.00</text:p>
          </table:table-cell>
          <table:table-cell table:style-name="22,7cel-2007" table:formula="oooc:=IF([.F52]=&quot;&quot;;&quot;&quot;;[.F52]*[.$G$3])" office:value-type="currency" office:value="11680">
            <text:p>11,680.00 €</text:p>
          </table:table-cell>
          <table:table-cell table:style-name="22,8cel-2007" table:formula="oooc:=IF([.F52]=&quot;&quot;;&quot;&quot;;[.F52]*[.$H$3])" office:value-type="currency" office:value="16000">
            <text:p>$16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53,1cel-2007"/>
          <table:table-cell table:style-name="53,1cel-2007" office:value-type="string">
            <text:p>Internet</text:p>
          </table:table-cell>
          <table:table-cell table:style-name="53,1cel-2007"/>
          <table:table-cell table:style-name="53,1cel-2007"/>
          <table:table-cell table:style-name="53,5cel-2007"/>
          <table:table-cell table:style-name="53,6cel-2007" office:value-type="currency" office:value="1000">
            <text:p>£1,000.00</text:p>
          </table:table-cell>
          <table:table-cell table:style-name="53,7cel-2007" table:formula="oooc:=IF([.F53]=&quot;&quot;;&quot;&quot;;[.F53]*[.$G$3])" office:value-type="currency" office:value="1460">
            <text:p>1,460.00 €</text:p>
          </table:table-cell>
          <table:table-cell table:style-name="53,8cel-2007" table:formula="oooc:=IF([.F53]=&quot;&quot;;&quot;&quot;;[.F53]*[.$H$3])" office:value-type="currency" office:value="2000">
            <text:p>$2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5cel-2007"/>
          <table:table-cell table:style-name="1,6cel-2007"/>
          <table:table-cell table:style-name="22,7cel-2007" table:formula="oooc:=IF([.F54]=&quot;&quot;;&quot;&quot;;[.F54]*[.$G$3])"/>
          <table:table-cell table:style-name="31,8cel-2007" table:formula="oooc:=IF([.F54]=&quot;&quot;;&quot;&quot;;[.F54]*[.$H$3])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7,1cel-2007" office:value-type="string">
            <text:p>ADMINISTRATION</text:p>
          </table:table-cell>
          <table:table-cell table:style-name="7,1cel-2007"/>
          <table:table-cell table:style-name="7,1cel-2007"/>
          <table:table-cell table:style-name="7,1cel-2007"/>
          <table:table-cell table:style-name="7,5cel-2007"/>
          <table:table-cell table:style-name="4,6cel-2007" table:formula="oooc:=SUM([.F56:.F57])" office:value-type="currency" office:value="4000">
            <text:p>£4,000.00</text:p>
          </table:table-cell>
          <table:table-cell table:style-name="31,7cel-2007" table:formula="oooc:=IF([.F55]=&quot;&quot;;&quot;&quot;;[.F55]*[.$G$3])" office:value-type="currency" office:value="5840">
            <text:p>5,840.00 €</text:p>
          </table:table-cell>
          <table:table-cell table:style-name="31,8cel-2007" table:formula="oooc:=IF([.F55]=&quot;&quot;;&quot;&quot;;[.F55]*[.$H$3])" office:value-type="currency" office:value="8000">
            <text:p>$8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Organisers Expenses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2000">
            <text:p>£2,000.00</text:p>
          </table:table-cell>
          <table:table-cell table:style-name="22,7cel-2007" table:formula="oooc:=IF([.F56]=&quot;&quot;;&quot;&quot;;[.F56]*[.$G$3])" office:value-type="currency" office:value="2920">
            <text:p>2,920.00 €</text:p>
          </table:table-cell>
          <table:table-cell table:style-name="22,8cel-2007" table:formula="oooc:=IF([.F56]=&quot;&quot;;&quot;&quot;;[.F56]*[.$H$3])" office:value-type="currency" office:value="4000">
            <text:p>$4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Accountants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2000">
            <text:p>£2,000.00</text:p>
          </table:table-cell>
          <table:table-cell table:style-name="22,7cel-2007" table:formula="oooc:=IF([.F57]=&quot;&quot;;&quot;&quot;;[.F57]*[.$G$3])" office:value-type="currency" office:value="2920">
            <text:p>2,920.00 €</text:p>
          </table:table-cell>
          <table:table-cell table:style-name="22,8cel-2007" table:formula="oooc:=IF([.F57]=&quot;&quot;;&quot;&quot;;[.F57]*[.$H$3])" office:value-type="currency" office:value="4000">
            <text:p>$4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5cel-2007"/>
          <table:table-cell table:style-name="1,6cel-2007"/>
          <table:table-cell table:style-name="22,7cel-2007" table:formula="oooc:=IF([.F58]=&quot;&quot;;&quot;&quot;;[.F58]*[.$G$3])"/>
          <table:table-cell table:style-name="22,8cel-2007" table:formula="oooc:=IF([.F58]=&quot;&quot;;&quot;&quot;;[.F58]*[.$H$3])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7,1cel-2007" office:value-type="string">
            <text:p>COMMISSIONS</text:p>
          </table:table-cell>
          <table:table-cell table:style-name="7,1cel-2007"/>
          <table:table-cell table:style-name="7,1cel-2007"/>
          <table:table-cell table:style-name="7,1cel-2007"/>
          <table:table-cell table:style-name="7,5cel-2007"/>
          <table:table-cell table:style-name="4,6cel-2007" table:formula="oooc:=SUM([.F60:.F63])" office:value-type="currency" office:value="535">
            <text:p>£535.00</text:p>
          </table:table-cell>
          <table:table-cell table:style-name="31,7cel-2007" table:formula="oooc:=IF([.F59]=&quot;&quot;;&quot;&quot;;[.F59]*[.$G$3])" office:value-type="currency" office:value="781.1">
            <text:p>781.10 €</text:p>
          </table:table-cell>
          <table:table-cell table:style-name="31,8cel-2007" table:formula="oooc:=IF([.F59]=&quot;&quot;;&quot;&quot;;[.F59]*[.$H$3])" office:value-type="currency" office:value="1070">
            <text:p>$1,07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53,1cel-2007"/>
          <table:table-cell table:style-name="53,1cel-2007" office:value-type="string">
            <text:p>PayPal</text:p>
          </table:table-cell>
          <table:table-cell table:style-name="53,1cel-2007"/>
          <table:table-cell table:style-name="53,1cel-2007"/>
          <table:table-cell table:style-name="53,5cel-2007"/>
          <table:table-cell table:style-name="53,6cel-2007" office:value-type="currency" office:value="200">
            <text:p>£200.00</text:p>
          </table:table-cell>
          <table:table-cell table:style-name="53,7cel-2007" table:formula="oooc:=IF([.F60]=&quot;&quot;;&quot;&quot;;[.F60]*[.$G$3])" office:value-type="currency" office:value="292">
            <text:p>292.00 €</text:p>
          </table:table-cell>
          <table:table-cell table:style-name="53,8cel-2007" table:formula="oooc:=IF([.F60]=&quot;&quot;;&quot;&quot;;[.F60]*[.$H$3])" office:value-type="currency" office:value="400">
            <text:p>$4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53,1cel-2007"/>
          <table:table-cell table:style-name="53,1cel-2007" office:value-type="string">
            <text:p>Transfers sent</text:p>
          </table:table-cell>
          <table:table-cell table:style-name="53,1cel-2007"/>
          <table:table-cell table:style-name="53,1cel-2007"/>
          <table:table-cell table:style-name="53,5cel-2007"/>
          <table:table-cell table:style-name="53,6cel-2007" office:value-type="currency" office:value="150">
            <text:p>£150.00</text:p>
          </table:table-cell>
          <table:table-cell table:style-name="53,7cel-2007" table:formula="oooc:=IF([.F61]=&quot;&quot;;&quot;&quot;;[.F61]*[.$G$3])" office:value-type="currency" office:value="219">
            <text:p>219.00 €</text:p>
          </table:table-cell>
          <table:table-cell table:style-name="53,8cel-2007" table:formula="oooc:=IF([.F61]=&quot;&quot;;&quot;&quot;;[.F61]*[.$H$3])" office:value-type="currency" office:value="300">
            <text:p>$3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53,1cel-2007"/>
          <table:table-cell table:style-name="53,1cel-2007" office:value-type="string">
            <text:p>Transfers received</text:p>
          </table:table-cell>
          <table:table-cell table:style-name="53,1cel-2007"/>
          <table:table-cell table:style-name="53,1cel-2007"/>
          <table:table-cell table:style-name="53,5cel-2007"/>
          <table:table-cell table:style-name="53,6cel-2007" office:value-type="currency" office:value="110">
            <text:p>£110.00</text:p>
          </table:table-cell>
          <table:table-cell table:style-name="53,7cel-2007" table:formula="oooc:=IF([.F62]=&quot;&quot;;&quot;&quot;;[.F62]*[.$G$3])" office:value-type="currency" office:value="160.6">
            <text:p>160.60 €</text:p>
          </table:table-cell>
          <table:table-cell table:style-name="53,8cel-2007" table:formula="oooc:=IF([.F62]=&quot;&quot;;&quot;&quot;;[.F62]*[.$H$3])" office:value-type="currency" office:value="220">
            <text:p>$22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Bank account</text:p>
          </table:table-cell>
          <table:table-cell table:style-name="3,1cel-2007"/>
          <table:table-cell table:style-name="3,1cel-2007"/>
          <table:table-cell table:style-name="1,5cel-2007"/>
          <table:table-cell table:style-name="1,6cel-2007" office:value-type="currency" office:value="75">
            <text:p>£75.00</text:p>
          </table:table-cell>
          <table:table-cell table:style-name="22,7cel-2007" table:formula="oooc:=IF([.F63]=&quot;&quot;;&quot;&quot;;[.F63]*[.$G$3])" office:value-type="currency" office:value="109.5">
            <text:p>109.50 €</text:p>
          </table:table-cell>
          <table:table-cell table:style-name="22,8cel-2007" table:formula="oooc:=IF([.F63]=&quot;&quot;;&quot;&quot;;[.F63]*[.$H$3])" office:value-type="currency" office:value="150">
            <text:p>$15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5cel-2007"/>
          <table:table-cell table:style-name="1,6cel-2007"/>
          <table:table-cell table:style-name="22,7cel-2007" table:formula="oooc:=IF([.F64]=&quot;&quot;;&quot;&quot;;[.F64]*[.$G$3])"/>
          <table:table-cell table:style-name="22,8cel-2007" table:formula="oooc:=IF([.F64]=&quot;&quot;;&quot;&quot;;[.F64]*[.$H$3])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65,1cel-2007" office:value-type="string">
            <text:p>MAIL</text:p>
          </table:table-cell>
          <table:table-cell table:style-name="65,1cel-2007"/>
          <table:table-cell table:style-name="65,1cel-2007"/>
          <table:table-cell table:style-name="65,1cel-2007"/>
          <table:table-cell table:style-name="65,5cel-2007"/>
          <table:table-cell table:style-name="65,6cel-2007" table:formula="oooc:=SUM([.F66:.F67])" office:value-type="currency" office:value="72">
            <text:p>£72.00</text:p>
          </table:table-cell>
          <table:table-cell table:style-name="65,7cel-2007" table:formula="oooc:=IF([.F65]=&quot;&quot;;&quot;&quot;;[.F65]*[.$G$3])" office:value-type="currency" office:value="105.12">
            <text:p>105.12 €</text:p>
          </table:table-cell>
          <table:table-cell table:style-name="65,8cel-2007" table:formula="oooc:=IF([.F65]=&quot;&quot;;&quot;&quot;;[.F65]*[.$H$3])" office:value-type="currency" office:value="144">
            <text:p>$144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53,1cel-2007"/>
          <table:table-cell table:style-name="53,1cel-2007" office:value-type="string">
            <text:p>Letters</text:p>
          </table:table-cell>
          <table:table-cell table:style-name="53,1cel-2007"/>
          <table:table-cell table:style-name="53,1cel-2007"/>
          <table:table-cell table:style-name="53,5cel-2007"/>
          <table:table-cell table:style-name="53,6cel-2007" office:value-type="currency" office:value="72">
            <text:p>£72.00</text:p>
          </table:table-cell>
          <table:table-cell table:style-name="53,7cel-2007" table:formula="oooc:=IF([.F66]=&quot;&quot;;&quot;&quot;;[.F66]*[.$G$3])" office:value-type="currency" office:value="105.12">
            <text:p>105.12 €</text:p>
          </table:table-cell>
          <table:table-cell table:style-name="53,8cel-2007" table:formula="oooc:=IF([.F66]=&quot;&quot;;&quot;&quot;;[.F66]*[.$H$3])" office:value-type="currency" office:value="144">
            <text:p>$144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53,1cel-2007"/>
          <table:table-cell table:style-name="53,1cel-2007" office:value-type="string">
            <text:p>Messenger</text:p>
          </table:table-cell>
          <table:table-cell table:style-name="53,1cel-2007"/>
          <table:table-cell table:style-name="53,1cel-2007"/>
          <table:table-cell table:style-name="53,5cel-2007"/>
          <table:table-cell table:style-name="53,6cel-2007"/>
          <table:table-cell table:style-name="53,7cel-2007" table:formula="oooc:=IF([.F67]=&quot;&quot;;&quot;&quot;;[.F67]*[.$G$3])"/>
          <table:table-cell table:style-name="53,8cel-2007" table:formula="oooc:=IF([.F67]=&quot;&quot;;&quot;&quot;;[.F67]*[.$H$3])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5cel-2007"/>
          <table:table-cell table:style-name="1,6cel-2007"/>
          <table:table-cell table:style-name="22,7cel-2007" table:formula="oooc:=IF([.F68]=&quot;&quot;;&quot;&quot;;[.F68]*[.$G$3])"/>
          <table:table-cell table:style-name="31,8cel-2007" table:formula="oooc:=IF([.F68]=&quot;&quot;;&quot;&quot;;[.F68]*[.$H$3])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7,1cel-2007" office:value-type="string">
            <text:p>FOUNDATION</text:p>
          </table:table-cell>
          <table:table-cell table:style-name="7,1cel-2007"/>
          <table:table-cell table:style-name="7,1cel-2007"/>
          <table:table-cell table:style-name="7,1cel-2007"/>
          <table:table-cell table:style-name="7,5cel-2007"/>
          <table:table-cell table:style-name="4,6cel-2007" office:value-type="currency" office:value="15000">
            <text:p>£15,000.00</text:p>
          </table:table-cell>
          <table:table-cell table:style-name="31,7cel-2007" table:formula="oooc:=IF([.F69]=&quot;&quot;;&quot;&quot;;[.F69]*[.$G$3])" office:value-type="currency" office:value="21900">
            <text:p>21,900.00 €</text:p>
          </table:table-cell>
          <table:table-cell table:style-name="31,8cel-2007" table:formula="oooc:=IF([.F69]=&quot;&quot;;&quot;&quot;;[.F69]*[.$H$3])" office:value-type="currency" office:value="30000">
            <text:p>$30,000.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5cel-2007"/>
          <table:table-cell table:style-name="1,6cel-2007"/>
          <table:table-cell table:style-name="22,7cel-2007" table:formula="oooc:=IF([.F70]=&quot;&quot;;&quot;&quot;;[.F70]*1.49)"/>
          <table:table-cell table:style-name="22,8cel-2007" table:formula="oooc:=IF([.F70]=&quot;&quot;;&quot;&quot;;[.F70]*1.96)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5cel-2007"/>
          <table:table-cell table:style-name="1,6cel-2007"/>
          <table:table-cell table:style-name="22,7cel-2007" table:formula="oooc:=IF([.F71]=&quot;&quot;;&quot;&quot;;[.F71]*1.49)"/>
          <table:table-cell table:style-name="22,8cel-2007" table:formula="oooc:=IF([.F71]=&quot;&quot;;&quot;&quot;;[.F71]*1.96)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5,1cel-2007" office:value-type="string">
            <text:p>INCOME BEFORE TAXES</text:p>
          </table:table-cell>
          <table:table-cell table:style-name="5,2cel-2007"/>
          <table:table-cell table:style-name="5,2cel-2007"/>
          <table:table-cell table:style-name="5,2cel-2007"/>
          <table:table-cell table:style-name="5,5cel-2007"/>
          <table:table-cell table:style-name="5,6cel-2007" table:formula="oooc:=[.F5]-[.F29]" office:value-type="currency" office:value="23094.46">
            <text:p>£23,094.46</text:p>
          </table:table-cell>
          <table:table-cell table:style-name="72,7cel-2007" table:formula="oooc:=IF([.F72]=&quot;&quot;;&quot;&quot;;[.F72]*[.$G$3])" office:value-type="currency" office:value="33717.9116">
            <text:p>33,717.91 €</text:p>
          </table:table-cell>
          <table:table-cell table:style-name="72,8cel-2007" table:formula="oooc:=IF([.F72]=&quot;&quot;;&quot;&quot;;[.F72]*[.$H$3])" office:value-type="currency" office:value="46188.92">
            <text:p>$46,188.92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5,1cel-2007" office:value-type="string">
            <text:p>TAXES</text:p>
          </table:table-cell>
          <table:table-cell table:style-name="5,2cel-2007"/>
          <table:table-cell table:style-name="5,2cel-2007"/>
          <table:table-cell table:style-name="5,2cel-2007"/>
          <table:table-cell table:style-name="5,5cel-2007"/>
          <table:table-cell table:style-name="5,6cel-2007" table:formula="oooc:=[.F72]*0.19" office:value-type="currency" office:value="4387.9474">
            <text:p>£4,387.95</text:p>
          </table:table-cell>
          <table:table-cell table:style-name="72,7cel-2007" table:formula="oooc:=IF([.F73]=&quot;&quot;;&quot;&quot;;[.F73]*[.$G$3])" office:value-type="currency" office:value="6406.403204">
            <text:p>6,406.40 €</text:p>
          </table:table-cell>
          <table:table-cell table:style-name="72,8cel-2007" table:formula="oooc:=IF([.F73]=&quot;&quot;;&quot;&quot;;[.F73]*[.$H$3])" office:value-type="currency" office:value="8775.8948">
            <text:p>$8,775.89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5,1cel-2007" office:value-type="string">
            <text:p>NET INCOME</text:p>
          </table:table-cell>
          <table:table-cell table:style-name="5,2cel-2007"/>
          <table:table-cell table:style-name="5,2cel-2007"/>
          <table:table-cell table:style-name="5,2cel-2007"/>
          <table:table-cell table:style-name="5,5cel-2007"/>
          <table:table-cell table:style-name="5,6cel-2007" table:formula="oooc:=[.F72]-[.F73]" office:value-type="currency" office:value="18706.5126">
            <text:p>£18,706.51</text:p>
          </table:table-cell>
          <table:table-cell table:style-name="72,7cel-2007" table:formula="oooc:=IF([.F74]=&quot;&quot;;&quot;&quot;;[.F74]*[.$G$3])" office:value-type="currency" office:value="27311.508396">
            <text:p>27,311.51 €</text:p>
          </table:table-cell>
          <table:table-cell table:style-name="72,8cel-2007" table:formula="oooc:=IF([.F74]=&quot;&quot;;&quot;&quot;;[.F74]*[.$H$3])" office:value-type="currency" office:value="37413.0252">
            <text:p>$37,413.03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</table:table>
      <table:table table:name="2006">
        <table:table-column table:style-name="1col-2007" table:number-columns-repeated="6" table:default-cell-style-name="Default"/>
        <table:table-column table:style-name="7col-2007" table:default-cell-style-name="Default"/>
        <table:table-column table:style-name="8col-2006" table:default-cell-style-name="Default"/>
        <table:table-column table:style-name="9col-2006" table:default-cell-style-name="Default"/>
        <table:table-column table:style-name="9col-2007" table:number-columns-repeated="247" table:default-cell-style-name="Default"/>
        <table:table-row table:style-name="1row-2007">
          <table:table-cell table:style-name="1,1cel-2006" office:value-type="string">
            <text:p>GUADEC 2006 INCOME STATEMENT (DRAFT)</text:p>
          </table:table-cell>
          <table:table-cell table:style-name="1,2cel-2007"/>
          <table:table-cell table:style-name="1,2cel-2007"/>
          <table:table-cell table:style-name="1,2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7,1cel-2007" office:value-type="string">
            <text:p>Euros</text:p>
          </table:table-cell>
          <table:table-cell table:style-name="7,1cel-2007" office:value-type="string">
            <text:p>GBP (0.67)</text:p>
          </table:table-cell>
          <table:table-cell table:style-name="7,1cel-2007" office:value-type="string">
            <text:p>USD (1.32)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5,1cel-2007" office:value-type="string">
            <text:p>REVENUES</text:p>
          </table:table-cell>
          <table:table-cell table:style-name="5,2cel-2007"/>
          <table:table-cell table:style-name="5,2cel-2007"/>
          <table:table-cell table:style-name="5,2cel-2007"/>
          <table:table-cell table:style-name="5,2cel-2007"/>
          <table:table-cell table:style-name="5,2cel-2007"/>
          <table:table-cell table:style-name="5,1cel-2007" table:formula="oooc:=[.G6]+[.G21]+[.G26]" office:value-type="float" office:value="141277.98">
            <text:p>141278</text:p>
          </table:table-cell>
          <table:table-cell table:style-name="3,1cel-2007" table:formula="oooc:=[.G4]*0.67" office:value-type="float" office:value="94656.2466">
            <text:p>94656</text:p>
          </table:table-cell>
          <table:table-cell table:style-name="3,1cel-2007" table:formula="oooc:=[.G4]*1.32" office:value-type="float" office:value="186486.9336">
            <text:p>186487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 office:value-type="string">
            <text:p>SPONSORS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7,1cel-2007" table:formula="oooc:=SUM([.G7:.G19])" office:value-type="float" office:value="102100">
            <text:p>102100</text:p>
          </table:table-cell>
          <table:table-cell table:style-name="3,1cel-2007" table:formula="oooc:=[.G6]*0.67" office:value-type="float" office:value="68407">
            <text:p>68407</text:p>
          </table:table-cell>
          <table:table-cell table:style-name="3,1cel-2007" table:formula="oooc:=[.G6]*1.32" office:value-type="float" office:value="134772">
            <text:p>134772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Nokia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25000">
            <text:p>25000</text:p>
          </table:table-cell>
          <table:table-cell table:style-name="3,1cel-2007" table:formula="oooc:=[.G7]*0.67" office:value-type="float" office:value="16750">
            <text:p>16750</text:p>
          </table:table-cell>
          <table:table-cell table:style-name="3,1cel-2007" table:formula="oooc:=[.G7]*1.32" office:value-type="float" office:value="33000">
            <text:p>330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OSDL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15000">
            <text:p>15000</text:p>
          </table:table-cell>
          <table:table-cell table:style-name="3,1cel-2007" table:formula="oooc:=[.G8]*0.67" office:value-type="float" office:value="10050">
            <text:p>10050</text:p>
          </table:table-cell>
          <table:table-cell table:style-name="3,1cel-2007" table:formula="oooc:=[.G8]*1.32" office:value-type="float" office:value="19800">
            <text:p>198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Sun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8800">
            <text:p>8800</text:p>
          </table:table-cell>
          <table:table-cell table:style-name="3,1cel-2007" table:formula="oooc:=[.G9]*0.67" office:value-type="float" office:value="5896">
            <text:p>5896</text:p>
          </table:table-cell>
          <table:table-cell table:style-name="3,1cel-2007" table:formula="oooc:=[.G9]*1.32" office:value-type="float" office:value="11616">
            <text:p>11616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HP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7500">
            <text:p>7500</text:p>
          </table:table-cell>
          <table:table-cell table:style-name="3,1cel-2007" table:formula="oooc:=[.G10]*0.67" office:value-type="float" office:value="5025">
            <text:p>5025</text:p>
          </table:table-cell>
          <table:table-cell table:style-name="3,1cel-2007" table:formula="oooc:=[.G10]*1.32" office:value-type="float" office:value="9900">
            <text:p>99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Igalia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5000">
            <text:p>5000</text:p>
          </table:table-cell>
          <table:table-cell table:style-name="3,1cel-2007" table:formula="oooc:=[.G11]*0.67" office:value-type="float" office:value="3350">
            <text:p>3350</text:p>
          </table:table-cell>
          <table:table-cell table:style-name="3,1cel-2007" table:formula="oooc:=[.G11]*1.32" office:value-type="float" office:value="6600">
            <text:p>66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Fluendo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5000">
            <text:p>5000</text:p>
          </table:table-cell>
          <table:table-cell table:style-name="3,1cel-2007" table:formula="oooc:=[.G12]*0.67" office:value-type="float" office:value="3350">
            <text:p>3350</text:p>
          </table:table-cell>
          <table:table-cell table:style-name="3,1cel-2007" table:formula="oooc:=[.G12]*1.32" office:value-type="float" office:value="6600">
            <text:p>66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GnuLinex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5000">
            <text:p>5000</text:p>
          </table:table-cell>
          <table:table-cell table:style-name="3,1cel-2007" table:formula="oooc:=[.G13]*0.67" office:value-type="float" office:value="3350">
            <text:p>3350</text:p>
          </table:table-cell>
          <table:table-cell table:style-name="3,1cel-2007" table:formula="oooc:=[.G13]*1.32" office:value-type="float" office:value="6600">
            <text:p>66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Intel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5800">
            <text:p>5800</text:p>
          </table:table-cell>
          <table:table-cell table:style-name="3,1cel-2007" table:formula="oooc:=[.G14]*0.67" office:value-type="float" office:value="3886">
            <text:p>3886</text:p>
          </table:table-cell>
          <table:table-cell table:style-name="3,1cel-2007" table:formula="oooc:=[.G14]*1.32" office:value-type="float" office:value="7656">
            <text:p>7656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Imendio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5000">
            <text:p>5000</text:p>
          </table:table-cell>
          <table:table-cell table:style-name="3,1cel-2007" table:formula="oooc:=[.G15]*0.67" office:value-type="float" office:value="3350">
            <text:p>3350</text:p>
          </table:table-cell>
          <table:table-cell table:style-name="3,1cel-2007" table:formula="oooc:=[.G15]*1.32" office:value-type="float" office:value="6600">
            <text:p>66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RedHat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5000">
            <text:p>5000</text:p>
          </table:table-cell>
          <table:table-cell table:style-name="3,1cel-2007" table:formula="oooc:=[.G16]*0.67" office:value-type="float" office:value="3350">
            <text:p>3350</text:p>
          </table:table-cell>
          <table:table-cell table:style-name="3,1cel-2007" table:formula="oooc:=[.G16]*1.32" office:value-type="float" office:value="6600">
            <text:p>66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Google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5000">
            <text:p>5000</text:p>
          </table:table-cell>
          <table:table-cell table:style-name="3,1cel-2007" table:formula="oooc:=[.G17]*0.67" office:value-type="float" office:value="3350">
            <text:p>3350</text:p>
          </table:table-cell>
          <table:table-cell table:style-name="3,1cel-2007" table:formula="oooc:=[.G17]*1.32" office:value-type="float" office:value="6600">
            <text:p>66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OpenedHand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5000">
            <text:p>5000</text:p>
          </table:table-cell>
          <table:table-cell table:style-name="3,1cel-2007" table:formula="oooc:=[.G18]*0.67" office:value-type="float" office:value="3350">
            <text:p>3350</text:p>
          </table:table-cell>
          <table:table-cell table:style-name="3,1cel-2007" table:formula="oooc:=[.G18]*1.32" office:value-type="float" office:value="6600">
            <text:p>66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19,2cel-2006" office:value-type="string">
            <text:p>Novell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5000">
            <text:p>5000</text:p>
          </table:table-cell>
          <table:table-cell table:style-name="3,1cel-2007" table:formula="oooc:=[.G19]*0.67" office:value-type="float" office:value="3350">
            <text:p>3350</text:p>
          </table:table-cell>
          <table:table-cell table:style-name="3,1cel-2007" table:formula="oooc:=[.G19]*1.32" office:value-type="float" office:value="6600">
            <text:p>66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19,2cel-2006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 office:value-type="string">
            <text:p>REGISTRATION (includes accommodation and meals)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7,1cel-2007" table:formula="oooc:=SUM([.G22:.G24])" office:value-type="float" office:value="37451.6">
            <text:p>37452</text:p>
          </table:table-cell>
          <table:table-cell table:style-name="3,1cel-2007" table:formula="oooc:=[.G21]*0.67" office:value-type="float" office:value="25092.572">
            <text:p>25093</text:p>
          </table:table-cell>
          <table:table-cell table:style-name="3,1cel-2007" table:formula="oooc:=[.G21]*1.32" office:value-type="float" office:value="49436.112">
            <text:p>49436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22,1cel-2006"/>
          <table:table-cell table:style-name="3,1cel-2007" office:value-type="string">
            <text:p>Payments to GNOME Hispano' account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21561.88">
            <text:p>21562</text:p>
          </table:table-cell>
          <table:table-cell table:style-name="3,1cel-2007" table:formula="oooc:=[.G22]*0.67" office:value-type="float" office:value="14446.4596">
            <text:p>14446</text:p>
          </table:table-cell>
          <table:table-cell table:style-name="3,1cel-2007" table:formula="oooc:=[.G22]*1.32" office:value-type="float" office:value="28461.6816">
            <text:p>28462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PayPal payments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8628.54">
            <text:p>8629</text:p>
          </table:table-cell>
          <table:table-cell table:style-name="3,1cel-2007" table:formula="oooc:=[.G23]*0.67" office:value-type="float" office:value="5781.1218">
            <text:p>5781</text:p>
          </table:table-cell>
          <table:table-cell table:style-name="3,1cel-2007" table:formula="oooc:=[.G23]*1.32" office:value-type="float" office:value="11389.6728">
            <text:p>1139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Other (Red Hat, Sun, GnuLinex)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table:formula="oooc:=7261.18" office:value-type="float" office:value="7261.18">
            <text:p>7261</text:p>
          </table:table-cell>
          <table:table-cell table:style-name="3,1cel-2007" table:formula="oooc:=[.G24]*0.67" office:value-type="float" office:value="4864.9906">
            <text:p>4865</text:p>
          </table:table-cell>
          <table:table-cell table:style-name="3,1cel-2007" table:formula="oooc:=[.G24]*1.32" office:value-type="float" office:value="9584.7576">
            <text:p>9585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19,2cel-2006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 office:value-type="string">
            <text:p>INFODESK (merchandising and late payments)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7,1cel-2007" table:formula="oooc:=1580.75+145.63" office:value-type="float" office:value="1726.38">
            <text:p>1726</text:p>
          </table:table-cell>
          <table:table-cell table:style-name="3,1cel-2007" table:formula="oooc:=[.G26]*0.67" office:value-type="float" office:value="1156.6746">
            <text:p>1157</text:p>
          </table:table-cell>
          <table:table-cell table:style-name="3,1cel-2007" table:formula="oooc:=[.G26]*1.32" office:value-type="float" office:value="2278.8216">
            <text:p>2279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5,1cel-2007" office:value-type="string">
            <text:p>EXPENSES</text:p>
          </table:table-cell>
          <table:table-cell table:style-name="5,2cel-2007"/>
          <table:table-cell table:style-name="5,2cel-2007"/>
          <table:table-cell table:style-name="5,2cel-2007"/>
          <table:table-cell table:style-name="5,2cel-2007"/>
          <table:table-cell table:style-name="5,2cel-2007"/>
          <table:table-cell table:style-name="5,1cel-2007" table:formula="oooc:=[.G31]+[.G36]+[.G38]+[.G46]+[.G50]+[.G55]+[.G59]+[.G65]+[.G69]" office:value-type="float" office:value="-130704.5">
            <text:p>-130705</text:p>
          </table:table-cell>
          <table:table-cell table:style-name="3,1cel-2007" table:formula="oooc:=[.G29]*0.67" office:value-type="float" office:value="-87572.015">
            <text:p>-87572</text:p>
          </table:table-cell>
          <table:table-cell table:style-name="3,1cel-2007" table:formula="oooc:=[.G29]*1.32" office:value-type="float" office:value="-172529.94">
            <text:p>-17253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 office:value-type="string">
            <text:p>ACCOMMODATION AND MEALS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7,1cel-2007" table:formula="oooc:=-SUM([.G32:.G34])" office:value-type="float" office:value="-52294.71">
            <text:p>-52295</text:p>
          </table:table-cell>
          <table:table-cell table:style-name="3,1cel-2007" table:formula="oooc:=[.G31]*0.67" office:value-type="float" office:value="-35037.4557">
            <text:p>-35037</text:p>
          </table:table-cell>
          <table:table-cell table:style-name="3,1cel-2007" table:formula="oooc:=[.G31]*1.32" office:value-type="float" office:value="-69029.0172">
            <text:p>-69029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Bungalows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41954.23">
            <text:p>41954</text:p>
          </table:table-cell>
          <table:table-cell table:style-name="3,1cel-2007" table:formula="oooc:=[.G32]*0.67" office:value-type="float" office:value="28109.3341">
            <text:p>28109</text:p>
          </table:table-cell>
          <table:table-cell table:style-name="3,1cel-2007" table:formula="oooc:=[.G32]*1.32" office:value-type="float" office:value="55379.5836">
            <text:p>5538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Breakfast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4177.28">
            <text:p>4177</text:p>
          </table:table-cell>
          <table:table-cell table:style-name="3,1cel-2007" table:formula="oooc:=[.G33]*0.67" office:value-type="float" office:value="2798.7776">
            <text:p>2799</text:p>
          </table:table-cell>
          <table:table-cell table:style-name="3,1cel-2007" table:formula="oooc:=[.G33]*1.32" office:value-type="float" office:value="5514.0096">
            <text:p>5514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Lunch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6163.2">
            <text:p>6163</text:p>
          </table:table-cell>
          <table:table-cell table:style-name="3,1cel-2007" table:formula="oooc:=[.G34]*0.67" office:value-type="float" office:value="4129.344">
            <text:p>4129</text:p>
          </table:table-cell>
          <table:table-cell table:style-name="3,1cel-2007" table:formula="oooc:=[.G34]*1.32" office:value-type="float" office:value="8135.424">
            <text:p>8135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 office:value-type="string">
            <text:p>SPONSORED TRAVEL (participants + speakers)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7,1cel-2007" table:formula="oooc:=-(27749.11+4505.86)" office:value-type="float" office:value="-32254.97">
            <text:p>-32255</text:p>
          </table:table-cell>
          <table:table-cell table:style-name="3,1cel-2007" table:formula="oooc:=[.G36]*0.67" office:value-type="float" office:value="-21610.8299">
            <text:p>-21611</text:p>
          </table:table-cell>
          <table:table-cell table:style-name="3,1cel-2007" table:formula="oooc:=[.G36]*1.32" office:value-type="float" office:value="-42576.5604">
            <text:p>-42577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 office:value-type="string">
            <text:p>MARKETING MATERIALS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7,1cel-2007" table:formula="oooc:=-SUM([.G39:.G44])" office:value-type="float" office:value="-31820.95">
            <text:p>-31821</text:p>
          </table:table-cell>
          <table:table-cell table:style-name="3,1cel-2007" table:formula="oooc:=[.G38]*0.67" office:value-type="float" office:value="-21320.0365">
            <text:p>-21320</text:p>
          </table:table-cell>
          <table:table-cell table:style-name="3,1cel-2007" table:formula="oooc:=[.G38]*1.32" office:value-type="float" office:value="-42003.654">
            <text:p>-42004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Bags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14274.96">
            <text:p>14275</text:p>
          </table:table-cell>
          <table:table-cell table:style-name="3,1cel-2007" table:formula="oooc:=[.G39]*0.67" office:value-type="float" office:value="9564.2232">
            <text:p>9564</text:p>
          </table:table-cell>
          <table:table-cell table:style-name="3,1cel-2007" table:formula="oooc:=[.G39]*1.32" office:value-type="float" office:value="18842.9472">
            <text:p>18843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T-shirts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7407.17">
            <text:p>7407</text:p>
          </table:table-cell>
          <table:table-cell table:style-name="3,1cel-2007" table:formula="oooc:=[.G40]*0.67" office:value-type="float" office:value="4962.8039">
            <text:p>4963</text:p>
          </table:table-cell>
          <table:table-cell table:style-name="3,1cel-2007" table:formula="oooc:=[.G40]*1.32" office:value-type="float" office:value="9777.4644">
            <text:p>9777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Print (booklet + banners)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table:formula="oooc:=6468.16+256.16" office:value-type="float" office:value="6724.32">
            <text:p>6724</text:p>
          </table:table-cell>
          <table:table-cell table:style-name="3,1cel-2007" table:formula="oooc:=[.G41]*0.67" office:value-type="float" office:value="4505.2944">
            <text:p>4505</text:p>
          </table:table-cell>
          <table:table-cell table:style-name="3,1cel-2007" table:formula="oooc:=[.G41]*1.32" office:value-type="float" office:value="8876.1024">
            <text:p>8876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Lanyards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table:formula="oooc:=1189+382.8" office:value-type="float" office:value="1571.8">
            <text:p>1572</text:p>
          </table:table-cell>
          <table:table-cell table:style-name="3,1cel-2007" table:formula="oooc:=[.G42]*0.67" office:value-type="float" office:value="1053.106">
            <text:p>1053</text:p>
          </table:table-cell>
          <table:table-cell table:style-name="3,1cel-2007" table:formula="oooc:=[.G42]*1.32" office:value-type="float" office:value="2074.776">
            <text:p>2075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Print materials design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1350">
            <text:p>1350</text:p>
          </table:table-cell>
          <table:table-cell table:style-name="3,1cel-2007" table:formula="oooc:=[.G43]*0.67" office:value-type="float" office:value="904.5">
            <text:p>905</text:p>
          </table:table-cell>
          <table:table-cell table:style-name="3,1cel-2007" table:formula="oooc:=[.G43]*1.32" office:value-type="float" office:value="1782">
            <text:p>1782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Football equipment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table:formula="oooc:=421.6+71.1" office:value-type="float" office:value="492.7">
            <text:p>493</text:p>
          </table:table-cell>
          <table:table-cell table:style-name="3,1cel-2007" table:formula="oooc:=[.G44]*0.67" office:value-type="float" office:value="330.109">
            <text:p>330</text:p>
          </table:table-cell>
          <table:table-cell table:style-name="3,1cel-2007" table:formula="oooc:=[.G44]*1.32" office:value-type="float" office:value="650.364">
            <text:p>65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 office:value-type="string">
            <text:p>TRANSPORT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46,7cel-2006" table:formula="oooc:=-SUM([.G47:.G48])" office:value-type="float" office:value="-5759.84">
            <text:p>-5760</text:p>
          </table:table-cell>
          <table:table-cell table:style-name="3,1cel-2007" table:formula="oooc:=[.G46]*0.67" office:value-type="float" office:value="-3859.0928">
            <text:p>-3859</text:p>
          </table:table-cell>
          <table:table-cell table:style-name="3,1cel-2007" table:formula="oooc:=[.G46]*1.32" office:value-type="float" office:value="-7602.9888">
            <text:p>-7603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/>
          <table:table-cell table:style-name="3,1cel-2007" office:value-type="string">
            <text:p>Buses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47,7cel-2006" office:value-type="float" office:value="5000">
            <text:p>5000</text:p>
          </table:table-cell>
          <table:table-cell table:style-name="3,1cel-2007" table:formula="oooc:=[.G47]*0.67" office:value-type="float" office:value="3350">
            <text:p>3350</text:p>
          </table:table-cell>
          <table:table-cell table:style-name="3,1cel-2007" table:formula="oooc:=[.G47]*1.32" office:value-type="float" office:value="6600">
            <text:p>660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Car rents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table:formula="oooc:=384+375.84" office:value-type="float" office:value="759.84">
            <text:p>760</text:p>
          </table:table-cell>
          <table:table-cell table:style-name="3,1cel-2007" table:formula="oooc:=[.G48]*0.67" office:value-type="float" office:value="509.0928">
            <text:p>509</text:p>
          </table:table-cell>
          <table:table-cell table:style-name="3,1cel-2007" table:formula="oooc:=[.G48]*1.32" office:value-type="float" office:value="1002.9888">
            <text:p>1003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 office:value-type="string">
            <text:p>EQUIPMENT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7,1cel-2007" table:formula="oooc:=-SUM([.G51:.G53])" office:value-type="float" office:value="-3339.51">
            <text:p>-3340</text:p>
          </table:table-cell>
          <table:table-cell table:style-name="3,1cel-2007" table:formula="oooc:=[.G50]*0.67" office:value-type="float" office:value="-2237.4717">
            <text:p>-2237</text:p>
          </table:table-cell>
          <table:table-cell table:style-name="3,1cel-2007" table:formula="oooc:=[.G50]*1.32" office:value-type="float" office:value="-4408.1532">
            <text:p>-4408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Video cameras rent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1559">
            <text:p>1559</text:p>
          </table:table-cell>
          <table:table-cell table:style-name="3,1cel-2007" table:formula="oooc:=[.G51]*0.67" office:value-type="float" office:value="1044.53">
            <text:p>1045</text:p>
          </table:table-cell>
          <table:table-cell table:style-name="3,1cel-2007" table:formula="oooc:=[.G51]*1.32" office:value-type="float" office:value="2057.88">
            <text:p>2058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PCs for streaming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1180.51">
            <text:p>1181</text:p>
          </table:table-cell>
          <table:table-cell table:style-name="3,1cel-2007" table:formula="oooc:=[.G52]*0.67" office:value-type="float" office:value="790.9417">
            <text:p>791</text:p>
          </table:table-cell>
          <table:table-cell table:style-name="3,1cel-2007" table:formula="oooc:=[.G52]*1.32" office:value-type="float" office:value="1558.2732">
            <text:p>1558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Museu Ferrocarril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600">
            <text:p>600</text:p>
          </table:table-cell>
          <table:table-cell table:style-name="3,1cel-2007" table:formula="oooc:=[.G53]*0.67" office:value-type="float" office:value="402">
            <text:p>402</text:p>
          </table:table-cell>
          <table:table-cell table:style-name="3,1cel-2007" table:formula="oooc:=[.G53]*1.32" office:value-type="float" office:value="792">
            <text:p>792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 office:value-type="string">
            <text:p>ADMINISTRATION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7,1cel-2007" table:formula="oooc:=-SUM([.G56:.G57])" office:value-type="float" office:value="-3441.98">
            <text:p>-3442</text:p>
          </table:table-cell>
          <table:table-cell table:style-name="3,1cel-2007" table:formula="oooc:=[.G55]*0.67" office:value-type="float" office:value="-2306.1266">
            <text:p>-2306</text:p>
          </table:table-cell>
          <table:table-cell table:style-name="3,1cel-2007" table:formula="oooc:=[.G55]*1.32" office:value-type="float" office:value="-4543.4136">
            <text:p>-4543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Expenses paid by Quim Gil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2862.02">
            <text:p>2862</text:p>
          </table:table-cell>
          <table:table-cell table:style-name="3,1cel-2007" table:formula="oooc:=[.G56]*0.67" office:value-type="float" office:value="1917.5534">
            <text:p>1918</text:p>
          </table:table-cell>
          <table:table-cell table:style-name="3,1cel-2007" table:formula="oooc:=[.G56]*1.32" office:value-type="float" office:value="3777.8664">
            <text:p>3778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Accountants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table:formula="oooc:=96.66*6" office:value-type="float" office:value="579.96">
            <text:p>580</text:p>
          </table:table-cell>
          <table:table-cell table:style-name="3,1cel-2007" table:formula="oooc:=[.G57]*0.67" office:value-type="float" office:value="388.5732">
            <text:p>389</text:p>
          </table:table-cell>
          <table:table-cell table:style-name="3,1cel-2007" table:formula="oooc:=[.G57]*1.32" office:value-type="float" office:value="765.5472">
            <text:p>766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 office:value-type="string">
            <text:p>COMMISSIONS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7,1cel-2007" table:formula="oooc:=-SUM([.G60:.G63])" office:value-type="float" office:value="-778.48">
            <text:p>-778</text:p>
          </table:table-cell>
          <table:table-cell table:style-name="3,1cel-2007" table:formula="oooc:=[.G59]*0.67" office:value-type="float" office:value="-521.5816">
            <text:p>-522</text:p>
          </table:table-cell>
          <table:table-cell table:style-name="3,1cel-2007" table:formula="oooc:=[.G59]*1.32" office:value-type="float" office:value="-1027.5936">
            <text:p>-1028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PayPal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312.21">
            <text:p>312</text:p>
          </table:table-cell>
          <table:table-cell table:style-name="3,1cel-2007" table:formula="oooc:=[.G60]*0.67" office:value-type="float" office:value="209.1807">
            <text:p>209</text:p>
          </table:table-cell>
          <table:table-cell table:style-name="3,1cel-2007" table:formula="oooc:=[.G60]*1.32" office:value-type="float" office:value="412.1172">
            <text:p>412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Transfers sent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219.8">
            <text:p>220</text:p>
          </table:table-cell>
          <table:table-cell table:style-name="3,1cel-2007" table:formula="oooc:=[.G61]*0.67" office:value-type="float" office:value="147.266">
            <text:p>147</text:p>
          </table:table-cell>
          <table:table-cell table:style-name="3,1cel-2007" table:formula="oooc:=[.G61]*1.32" office:value-type="float" office:value="290.136">
            <text:p>290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Transfers received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table:formula="oooc:=27.3+0.17+24*6" office:value-type="float" office:value="171.47">
            <text:p>171</text:p>
          </table:table-cell>
          <table:table-cell table:style-name="3,1cel-2007" table:formula="oooc:=[.G62]*0.67" office:value-type="float" office:value="114.8849">
            <text:p>115</text:p>
          </table:table-cell>
          <table:table-cell table:style-name="3,1cel-2007" table:formula="oooc:=[.G62]*1.32" office:value-type="float" office:value="226.3404">
            <text:p>226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Bank account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table:formula="oooc:=15*5" office:value-type="float" office:value="75">
            <text:p>75</text:p>
          </table:table-cell>
          <table:table-cell table:style-name="3,1cel-2007" table:formula="oooc:=[.G63]*0.67" office:value-type="float" office:value="50.25">
            <text:p>50</text:p>
          </table:table-cell>
          <table:table-cell table:style-name="3,1cel-2007" table:formula="oooc:=[.G63]*1.32" office:value-type="float" office:value="99">
            <text:p>99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 office:value-type="string">
            <text:p>MAIL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7,1cel-2007" table:formula="oooc:=-SUM([.G66:.G67])" office:value-type="float" office:value="-602.34">
            <text:p>-602</text:p>
          </table:table-cell>
          <table:table-cell table:style-name="3,1cel-2007" table:formula="oooc:=[.G65]*0.67" office:value-type="float" office:value="-403.5678">
            <text:p>-404</text:p>
          </table:table-cell>
          <table:table-cell table:style-name="3,1cel-2007" table:formula="oooc:=[.G65]*1.32" office:value-type="float" office:value="-795.0888">
            <text:p>-795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Letters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108.57">
            <text:p>109</text:p>
          </table:table-cell>
          <table:table-cell table:style-name="3,1cel-2007" table:formula="oooc:=[.G66]*0.67" office:value-type="float" office:value="72.7419">
            <text:p>73</text:p>
          </table:table-cell>
          <table:table-cell table:style-name="3,1cel-2007" table:formula="oooc:=[.G66]*1.32" office:value-type="float" office:value="143.3124">
            <text:p>143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 office:value-type="string">
            <text:p>Messenger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 office:value-type="float" office:value="493.77">
            <text:p>494</text:p>
          </table:table-cell>
          <table:table-cell table:style-name="3,1cel-2007" table:formula="oooc:=[.G67]*0.67" office:value-type="float" office:value="330.8259">
            <text:p>331</text:p>
          </table:table-cell>
          <table:table-cell table:style-name="3,1cel-2007" table:formula="oooc:=[.G67]*1.32" office:value-type="float" office:value="651.7764">
            <text:p>652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9,1cel-2007" office:value-type="string">
            <text:p>OTHER</text:p>
          </table:table-cell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7,1cel-2007" table:formula="oooc:=-(47.7+2.32+11.7+350)" office:value-type="float" office:value="-411.72">
            <text:p>-412</text:p>
          </table:table-cell>
          <table:table-cell table:style-name="3,1cel-2007" table:formula="oooc:=[.G69]*0.67" office:value-type="float" office:value="-275.8524">
            <text:p>-276</text:p>
          </table:table-cell>
          <table:table-cell table:style-name="3,1cel-2007" table:formula="oooc:=[.G69]*1.32" office:value-type="float" office:value="-543.4704">
            <text:p>-543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3,1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5,1cel-2007" office:value-type="string">
            <text:p>INCOME BEFORE TAXES</text:p>
          </table:table-cell>
          <table:table-cell table:style-name="5,2cel-2007"/>
          <table:table-cell table:style-name="5,2cel-2007"/>
          <table:table-cell table:style-name="5,2cel-2007"/>
          <table:table-cell table:style-name="5,2cel-2007"/>
          <table:table-cell table:style-name="5,2cel-2007"/>
          <table:table-cell table:style-name="5,1cel-2007" table:formula="oooc:=[.G4]+[.G29]" office:value-type="float" office:value="10573.48">
            <text:p>10573</text:p>
          </table:table-cell>
          <table:table-cell table:style-name="3,1cel-2007" table:formula="oooc:=[.G72]*0.67" office:value-type="float" office:value="7084.23160000003">
            <text:p>7084</text:p>
          </table:table-cell>
          <table:table-cell table:style-name="3,1cel-2007" table:formula="oooc:=[.G72]*1.32" office:value-type="float" office:value="13956.9936000001">
            <text:p>13957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5,1cel-2007" office:value-type="string">
            <text:p>TAXES</text:p>
          </table:table-cell>
          <table:table-cell table:style-name="5,2cel-2007"/>
          <table:table-cell table:style-name="5,2cel-2007"/>
          <table:table-cell table:style-name="5,2cel-2007"/>
          <table:table-cell table:style-name="5,2cel-2007"/>
          <table:table-cell table:style-name="5,2cel-2007"/>
          <table:table-cell table:style-name="5,1cel-2007" table:formula="oooc:=-3084.77" office:value-type="float" office:value="-3084.77">
            <text:p>-3085</text:p>
          </table:table-cell>
          <table:table-cell table:style-name="3,1cel-2007" table:formula="oooc:=[.G73]*0.67" office:value-type="float" office:value="-2066.7959">
            <text:p>-2067</text:p>
          </table:table-cell>
          <table:table-cell table:style-name="3,1cel-2007" table:formula="oooc:=[.G73]*1.32" office:value-type="float" office:value="-4071.8964">
            <text:p>-4072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  <table:table-row table:style-name="3row-2007">
          <table:table-cell table:style-name="5,1cel-2007" office:value-type="string">
            <text:p>NET INCOME</text:p>
          </table:table-cell>
          <table:table-cell table:style-name="5,2cel-2007"/>
          <table:table-cell table:style-name="5,2cel-2007"/>
          <table:table-cell table:style-name="5,2cel-2007"/>
          <table:table-cell table:style-name="5,2cel-2007"/>
          <table:table-cell table:style-name="5,2cel-2007"/>
          <table:table-cell table:style-name="5,1cel-2007" table:formula="oooc:=[.G72]+[.G73]" office:value-type="float" office:value="7488.71000000004">
            <text:p>7489</text:p>
          </table:table-cell>
          <table:table-cell table:style-name="3,1cel-2007" table:formula="oooc:=[.G74]*0.67" office:value-type="float" office:value="5017.43570000003">
            <text:p>5017</text:p>
          </table:table-cell>
          <table:table-cell table:style-name="3,1cel-2007" table:formula="oooc:=[.G74]*1.32" office:value-type="float" office:value="9885.09720000005">
            <text:p>9885</text:p>
          </table:table-cell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  <table:table-cell table:style-name="1,9cel-200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